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Courier New" svg:font-family="'Courier New'"/>
    <style:font-face style:name="StarSymbol" svg:font-family="StarSymbol"/>
    <style:font-face style:name="Times New Roman1" svg:font-family="'Times New Roman'"/>
    <style:font-face style:name="Courier New1"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e8" style:family="table">
      <style:table-properties style:width="12.834cm" table:align="left"/>
    </style:style>
    <style:style style:name="Table8.A" style:family="table-column">
      <style:table-column-properties style:column-width="2.556cm"/>
    </style:style>
    <style:style style:name="Table8.B" style:family="table-column">
      <style:table-column-properties style:column-width="4.918cm"/>
    </style:style>
    <style:style style:name="Table8.C" style:family="table-column">
      <style:table-column-properties style:column-width="5.36cm"/>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C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1" style:family="table">
      <style:table-properties style:width="18.59cm" style:rel-width="100%" table:align="left"/>
    </style:style>
    <style:style style:name="Table1.A" style:family="table-column">
      <style:table-column-properties style:column-width="6.197cm" style:rel-column-width="3513*"/>
    </style:style>
    <style:style style:name="Table1.B" style:family="table-column">
      <style:table-column-properties style:column-width="8.555cm" style:rel-column-width="4850*"/>
    </style:style>
    <style:style style:name="Table1.C" style:family="table-column">
      <style:table-column-properties style:column-width="3.838cm" style:rel-column-width="2176*"/>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3" style:family="table">
      <style:table-properties style:width="17.309cm" table:align="left"/>
    </style:style>
    <style:style style:name="Table13.A" style:family="table-column">
      <style:table-column-properties style:column-width="3.154cm"/>
    </style:style>
    <style:style style:name="Table13.B" style:family="table-column">
      <style:table-column-properties style:column-width="14.155cm"/>
    </style:style>
    <style:style style:name="Table13.A1" style:family="table-cell">
      <style:table-cell-properties style:vertical-align="middle" fo:padding="0.097cm" fo:border-left="0.002cm solid #000000" fo:border-right="none" fo:border-top="0.002cm solid #000000" fo:border-bottom="0.002cm solid #000000"/>
    </style:style>
    <style:style style:name="Table13.B1" style:family="table-cell">
      <style:table-cell-properties style:vertical-align="middle" fo:padding="0.097cm" fo:border="0.002cm solid #000000"/>
    </style:style>
    <style:style style:name="Table13.A2" style:family="table-cell">
      <style:table-cell-properties style:vertical-align="middle" fo:padding="0.097cm" fo:border-left="0.002cm solid #000000" fo:border-right="none" fo:border-top="none" fo:border-bottom="0.002cm solid #000000"/>
    </style:style>
    <style:style style:name="Table13.B2" style:family="table-cell">
      <style:table-cell-properties style:vertical-align="middle" fo:padding="0.097cm" fo:border-left="0.002cm solid #000000" fo:border-right="0.002cm solid #000000" fo:border-top="none" fo:border-bottom="0.002cm solid #000000"/>
    </style:style>
    <style:style style:name="Table14" style:family="table">
      <style:table-properties style:width="12.834cm" table:align="left"/>
    </style:style>
    <style:style style:name="Table14.A" style:family="table-column">
      <style:table-column-properties style:column-width="2.556cm"/>
    </style:style>
    <style:style style:name="Table14.B" style:family="table-column">
      <style:table-column-properties style:column-width="4.918cm"/>
    </style:style>
    <style:style style:name="Table14.C" style:family="table-column">
      <style:table-column-properties style:column-width="5.36cm"/>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C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C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8.565cm" fo:margin-left="0cm" fo:margin-right="0.025cm" table:align="margins"/>
    </style:style>
    <style:style style:name="Table2.A" style:family="table-column">
      <style:table-column-properties style:column-width="3.489cm" style:rel-column-width="12319*"/>
    </style:style>
    <style:style style:name="Table2.B" style:family="table-column">
      <style:table-column-properties style:column-width="15.076cm" style:rel-column-width="53216*"/>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8.609cm" fo:margin-left="0cm" fo:margin-right="-0.019cm" table:align="margins"/>
    </style:style>
    <style:style style:name="Table3.A" style:family="table-column">
      <style:table-column-properties style:column-width="2.776cm" style:rel-column-width="9777*"/>
    </style:style>
    <style:style style:name="Table3.B" style:family="table-column">
      <style:table-column-properties style:column-width="12.217cm" style:rel-column-width="43023*"/>
    </style:style>
    <style:style style:name="Table3.C" style:family="table-column">
      <style:table-column-properties style:column-width="3.616cm" style:rel-column-width="12735*"/>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C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C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5.829cm" table:align="left"/>
    </style:style>
    <style:style style:name="Table4.A" style:family="table-column">
      <style:table-column-properties style:column-width="2.247cm"/>
    </style:style>
    <style:style style:name="Table4.B" style:family="table-column">
      <style:table-column-properties style:column-width="4.501cm"/>
    </style:style>
    <style:style style:name="Table4.C" style:family="table-column">
      <style:table-column-properties style:column-width="9.081cm"/>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C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C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7.861cm" table:align="left"/>
    </style:style>
    <style:style style:name="Table5.A" style:family="table-column">
      <style:table-column-properties style:column-width="3.923cm"/>
    </style:style>
    <style:style style:name="Table5.B" style:family="table-column">
      <style:table-column-properties style:column-width="13.938cm"/>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B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3.628cm" table:align="left"/>
    </style:style>
    <style:style style:name="Table6.A" style:family="table-column">
      <style:table-column-properties style:column-width="2.247cm"/>
    </style:style>
    <style:style style:name="Table6.B" style:family="table-column">
      <style:table-column-properties style:column-width="4.918cm"/>
    </style:style>
    <style:style style:name="Table6.C" style:family="table-column">
      <style:table-column-properties style:column-width="6.463cm"/>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C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8.145cm" table:align="left"/>
    </style:style>
    <style:style style:name="Table7.A" style:family="table-column">
      <style:table-column-properties style:column-width="4.055cm"/>
    </style:style>
    <style:style style:name="Table7.B" style:family="table-column">
      <style:table-column-properties style:column-width="14.09cm"/>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B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6.448cm" fo:margin-left="0cm" fo:margin-right="2.141cm" table:align="margins"/>
    </style:style>
    <style:style style:name="Table9.A" style:family="table-column">
      <style:table-column-properties style:column-width="4.676cm" style:rel-column-width="18634*"/>
    </style:style>
    <style:style style:name="Table9.B" style:family="table-column">
      <style:table-column-properties style:column-width="11.772cm" style:rel-column-width="46901*"/>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table-cell-properties style:vertical-align="middle" fo:padding="0.097cm" fo:border="0.002cm solid #000000"/>
    </style:style>
    <style:style style:name="Table9.A2" style:family="table-cell">
      <style:table-cell-properties style:vertical-align="middle"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0.002cm solid #000000" fo:border-top="none" fo:border-bottom="0.002cm solid #000000"/>
    </style:style>
    <style:style style:name="Table9.A5" style:family="table-cell">
      <style:table-cell-properties fo:padding="0.097cm" fo:border-left="0.002cm solid #000000" fo:border-right="none" fo:border-top="none" fo:border-bottom="0.002cm solid #000000"/>
    </style:style>
    <style:style style:name="Table9.B5" style:family="table-cell">
      <style:table-cell-properties fo:padding="0.097cm" fo:border-left="0.002cm solid #000000" fo:border-right="0.002cm solid #000000" fo:border-top="none" fo:border-bottom="0.002cm solid #000000"/>
    </style:style>
    <style:style style:name="Table10" style:family="table">
      <style:table-properties style:width="13.122cm" table:align="left"/>
    </style:style>
    <style:style style:name="Table10.A" style:family="table-column">
      <style:table-column-properties style:column-width="2.094cm"/>
    </style:style>
    <style:style style:name="Table10.B" style:family="table-column">
      <style:table-column-properties style:column-width="5.004cm"/>
    </style:style>
    <style:style style:name="Table10.C" style:family="table-column">
      <style:table-column-properties style:column-width="6.024cm"/>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C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C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8.586cm" table:align="left"/>
    </style:style>
    <style:style style:name="Table11.A" style:family="table-column">
      <style:table-column-properties style:column-width="3.881cm"/>
    </style:style>
    <style:style style:name="Table11.B" style:family="table-column">
      <style:table-column-properties style:column-width="12.125cm"/>
    </style:style>
    <style:style style:name="Table11.C" style:family="table-column">
      <style:table-column-properties style:column-width="2.581cm"/>
    </style:style>
    <style:style style:name="Table11.A1" style:family="table-cell">
      <style:table-cell-properties style:vertical-align="middle" fo:padding="0.097cm" fo:border-left="0.002cm solid #000000" fo:border-right="none" fo:border-top="0.002cm solid #000000" fo:border-bottom="0.002cm solid #000000"/>
    </style:style>
    <style:style style:name="Table11.C1" style:family="table-cell">
      <style:table-cell-properties style:vertical-align="middle" fo:padding="0.097cm" fo:border="0.002cm solid #000000"/>
    </style:style>
    <style:style style:name="Table11.A2" style:family="table-cell">
      <style:table-cell-properties style:vertical-align="middle" fo:padding="0.097cm" fo:border-left="0.002cm solid #000000" fo:border-right="none" fo:border-top="none" fo:border-bottom="0.002cm solid #000000"/>
    </style:style>
    <style:style style:name="Table11.C2" style:family="table-cell">
      <style:table-cell-properties style:vertical-align="middle" fo:padding="0.097cm" fo:border-left="0.002cm solid #000000" fo:border-right="0.002cm solid #000000" fo:border-top="none" fo:border-bottom="0.002cm solid #000000"/>
    </style:style>
    <style:style style:name="Table12" style:family="table">
      <style:table-properties style:width="12.966cm" table:align="left"/>
    </style:style>
    <style:style style:name="Table12.A" style:family="table-column">
      <style:table-column-properties style:column-width="2.27cm"/>
    </style:style>
    <style:style style:name="Table12.B" style:family="table-column">
      <style:table-column-properties style:column-width="4.851cm"/>
    </style:style>
    <style:style style:name="Table12.C" style:family="table-column">
      <style:table-column-properties style:column-width="5.846cm"/>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C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C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5.829cm" table:align="left"/>
    </style:style>
    <style:style style:name="Table15.A" style:family="table-column">
      <style:table-column-properties style:column-width="2.247cm"/>
    </style:style>
    <style:style style:name="Table15.B" style:family="table-column">
      <style:table-column-properties style:column-width="4.501cm"/>
    </style:style>
    <style:style style:name="Table15.C" style:family="table-column">
      <style:table-column-properties style:column-width="9.081cm"/>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C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C2"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2.834cm" table:align="left"/>
    </style:style>
    <style:style style:name="Table8.A" style:family="table-column">
      <style:table-column-properties style:column-width="2.556cm"/>
    </style:style>
    <style:style style:name="Table8.B" style:family="table-column">
      <style:table-column-properties style:column-width="4.918cm"/>
    </style:style>
    <style:style style:name="Table8.C" style:family="table-column">
      <style:table-column-properties style:column-width="5.36cm"/>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C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499cm" fo:text-align="start" style:justify-single-word="false" fo:text-indent="0cm" style:auto-text-indent="false"/>
    </style:style>
    <style:style style:name="P4" style:family="paragraph" style:parent-style-name="Text_20_body">
      <style:paragraph-properties fo:margin-top="0cm" fo:margin-bottom="0.499cm"/>
    </style:style>
    <style:style style:name="P5" style:family="paragraph" style:parent-style-name="Heading_20_2">
      <style:paragraph-properties fo:break-before="page"/>
    </style:style>
    <style:style style:name="P6" style:family="paragraph" style:parent-style-name="Heading_20_3">
      <style:paragraph-properties fo:break-before="page"/>
      <style:text-properties fo:font-size="2pt" style:font-size-asian="2pt" style:font-size-complex="2pt"/>
    </style:style>
    <style:style style:name="P7" style:family="paragraph" style:parent-style-name="Text_20_body" style:list-style-name="L1">
      <style:paragraph-properties fo:margin-top="0cm" fo:margin-bottom="0.499cm"/>
      <style:text-properties fo:font-size="2pt" style:font-size-asian="2pt" style:font-size-complex="2pt"/>
    </style:style>
    <style:style style:name="P8" style:family="paragraph" style:parent-style-name="Text_20_body" style:list-style-name="L1">
      <style:paragraph-properties fo:margin-top="0cm" fo:margin-bottom="0.499cm"/>
    </style:style>
    <style:style style:name="P9" style:family="paragraph" style:parent-style-name="Heading_20_4">
      <style:text-properties fo:font-weight="bold"/>
    </style:style>
    <style:style style:name="P10" style:family="paragraph" style:parent-style-name="Table_20_Contents">
      <style:paragraph-properties fo:text-align="center" style:justify-single-word="false"/>
      <style:text-properties fo:font-weight="bold"/>
    </style:style>
    <style:style style:name="P11" style:family="paragraph" style:parent-style-name="Table_20_Contents">
      <style:text-properties style:font-name="Courier New" fo:font-size="10pt"/>
    </style:style>
    <style:style style:name="P12" style:family="paragraph" style:parent-style-name="Text_20_body">
      <style:paragraph-properties fo:margin-top="0cm" fo:margin-bottom="0.499cm"/>
      <style:text-properties fo:font-size="2pt" style:font-size-asian="2pt" style:font-size-complex="2pt"/>
    </style:style>
    <style:style style:name="P13" style:family="paragraph" style:parent-style-name="Standard">
      <style:paragraph-properties fo:margin-top="0cm" fo:margin-bottom="0cm"/>
      <style:text-properties fo:font-size="2pt" style:font-size-asian="2pt" style:font-size-complex="2pt"/>
    </style:style>
    <style:style style:name="P14" style:family="paragraph" style:parent-style-name="Heading_20_3">
      <style:paragraph-properties fo:margin-top="0cm" fo:margin-bottom="0cm" fo:break-before="page"/>
      <style:text-properties fo:font-size="2pt" style:font-size-asian="2pt" style:font-size-complex="2pt"/>
    </style:style>
    <style:style style:name="P15" style:family="paragraph" style:parent-style-name="Heading_20_4">
      <style:paragraph-properties fo:margin-left="0cm" fo:margin-right="0cm" fo:margin-top="0.423cm" fo:margin-bottom="0.499cm" fo:text-indent="0cm" style:auto-text-indent="false" fo:keep-with-next="always"/>
      <style:text-properties fo:font-weight="bold"/>
    </style:style>
    <style:style style:name="P16" style:family="paragraph" style:parent-style-name="Text_20_body">
      <style:paragraph-properties fo:margin-top="0cm" fo:margin-bottom="0cm"/>
    </style:style>
    <style:style style:name="P17" style:family="paragraph" style:parent-style-name="Text_20_body" style:list-style-name="L2">
      <style:paragraph-properties fo:margin-top="0cm" fo:margin-bottom="0.499cm"/>
    </style:style>
    <style:style style:name="P18" style:family="paragraph" style:parent-style-name="Heading_20_4">
      <style:paragraph-properties fo:margin-left="0cm" fo:margin-right="0cm" fo:margin-top="0.423cm" fo:margin-bottom="0.499cm" fo:text-indent="0cm" style:auto-text-indent="false" fo:keep-with-next="always"/>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style>
    <style:style style:name="P21" style:family="paragraph" style:parent-style-name="Table_20_Contents">
      <style:text-properties style:font-name="Courier New" fo:font-size="10pt"/>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align="start" style:justify-single-word="false" fo:text-indent="0cm" style:auto-text-indent="false"/>
      <style:text-properties fo:color="#ff0000"/>
    </style:style>
    <style:style style:name="P24" style:family="paragraph" style:parent-style-name="Text_20_body">
      <style:paragraph-properties fo:margin-left="0cm" fo:margin-right="0cm" fo:margin-top="0cm" fo:margin-bottom="0.499cm" fo:text-indent="0cm" style:auto-text-indent="false"/>
    </style:style>
    <style:style style:name="P25" style:family="paragraph" style:parent-style-name="Text_20_body">
      <style:paragraph-properties fo:margin-left="0cm" fo:margin-right="0cm" fo:margin-top="0cm" fo:margin-bottom="0.499cm" fo:text-align="start" style:justify-single-word="false" fo:text-indent="0cm" style:auto-text-indent="false"/>
    </style:style>
    <style:style style:name="P26" style:family="paragraph" style:parent-style-name="Heading_20_4">
      <style:paragraph-properties fo:margin-left="0cm" fo:margin-right="0cm" fo:margin-top="0.423cm" fo:margin-bottom="0.499cm" fo:text-indent="0cm" style:auto-text-indent="false" fo:keep-with-next="always"/>
    </style:style>
    <style:style style:name="P27" style:family="paragraph" style:parent-style-name="Heading_20_4">
      <style:paragraph-properties fo:margin-left="0cm" fo:margin-right="0cm" fo:margin-top="0.423cm" fo:margin-bottom="0.499cm" fo:text-indent="0cm" style:auto-text-indent="false" fo:keep-with-next="always"/>
      <style:text-properties fo:font-weight="bold"/>
    </style:style>
    <style:style style:name="P28" style:family="paragraph" style:parent-style-name="Heading_20_4">
      <style:paragraph-properties fo:margin-left="0cm" fo:margin-right="0cm" fo:margin-top="0.423cm" fo:margin-bottom="0.499cm" fo:text-indent="0cm" style:auto-text-indent="false" fo:keep-with-next="always"/>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9" style:family="paragraph" style:parent-style-name="Heading_20_3" style:master-page-name="">
      <style:paragraph-properties fo:margin-left="0cm" fo:margin-right="0cm" fo:margin-top="0.423cm" fo:margin-bottom="0.499cm" fo:text-indent="0cm" style:auto-text-indent="false" style:page-number="auto" style:shadow="none" fo:keep-with-next="always" text:number-lines="true" text:line-number="0">
        <style:tab-stops/>
      </style:paragraph-properties>
    </style:style>
    <style:style style:name="P30" style:family="paragraph" style:parent-style-name="Heading_20_3" style:master-page-name="">
      <style:paragraph-properties fo:margin-left="0cm" fo:margin-right="0cm" fo:margin-top="0.423cm" fo:margin-bottom="0.499cm" fo:text-indent="0cm" style:auto-text-indent="false" style:page-number="auto" style:shadow="none" fo:keep-with-next="always" text:number-lines="true" text:line-number="0">
        <style:tab-stops/>
      </style:paragraph-properties>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P31" style:family="paragraph" style:parent-style-name="Heading_20_3">
      <style:paragraph-properties fo:margin-left="0cm" fo:margin-right="0cm" fo:text-indent="0cm" style:auto-text-indent="false"/>
    </style:style>
    <style:style style:name="P32" style:family="paragraph" style:parent-style-name="Text_20_body">
      <style:paragraph-properties fo:margin-left="0cm" fo:margin-right="0cm" fo:margin-top="0cm" fo:margin-bottom="0cm" fo:text-indent="0cm" style:auto-text-indent="false"/>
    </style:style>
    <style:style style:name="P33" style:family="paragraph" style:parent-style-name="Text_20_body">
      <style:paragraph-properties fo:margin-left="0cm" fo:margin-right="0cm" fo:margin-top="0cm" fo:margin-bottom="0cm" fo:text-indent="0cm" style:auto-text-indent="false"/>
      <style:text-properties style:font-name="Times New Roman1" fo:font-size="12pt" style:font-name-asian="Times New Roman1" style:font-size-asian="12pt" style:font-name-complex="Times New Roman1" style:font-size-complex="12pt"/>
    </style:style>
    <style:style style:name="P34" style:family="paragraph" style:parent-style-name="Text_20_body">
      <style:paragraph-properties fo:margin-left="0cm" fo:margin-right="0cm" fo:margin-top="0cm" fo:margin-bottom="0cm" fo:text-indent="0cm" style:auto-text-indent="false"/>
      <style:text-properties style:font-name="Courier New1" fo:font-size="10pt" style:font-size-asian="10pt" style:font-size-complex="10pt"/>
    </style:style>
    <style:style style:name="P35" style:family="paragraph" style:parent-style-name="Standard">
      <style:paragraph-properties fo:margin-left="0cm" fo:margin-right="0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P36" style:family="paragraph" style:parent-style-name="Text_20_body">
      <style:paragraph-properties fo:margin-top="0cm" fo:margin-bottom="0.499cm"/>
    </style:style>
    <style:style style:name="P37" style:family="paragraph" style:parent-style-name="Text_20_body">
      <style:paragraph-properties fo:margin-top="0cm" fo:margin-bottom="0.499cm"/>
      <style:text-properties fo:color="#ff0000"/>
    </style:style>
    <style:style style:name="P38" style:family="paragraph" style:parent-style-name="Text_20_body">
      <style:paragraph-properties fo:margin-top="0cm" fo:margin-bottom="0.499cm"/>
      <style:text-properties fo:color="#000000"/>
    </style:style>
    <style:style style:name="P39" style:family="paragraph" style:parent-style-name="Standard">
      <style:paragraph-properties fo:margin-top="0cm" fo:margin-bottom="0.499cm"/>
    </style:style>
    <style:style style:name="P40" style:family="paragraph" style:parent-style-name="Heading_20_2">
      <style:paragraph-properties fo:break-before="page"/>
    </style:style>
    <style:style style:name="P41" style:family="paragraph" style:parent-style-name="Heading_20_3">
      <style:paragraph-properties fo:break-before="page"/>
    </style:style>
    <style:style style:name="P42" style:family="paragraph" style:parent-style-name="Text_20_body">
      <style:paragraph-properties fo:margin-top="0cm" fo:margin-bottom="0cm"/>
    </style:style>
    <style:style style:name="P43" style:family="paragraph" style:parent-style-name="Standard">
      <style:paragraph-properties fo:margin-top="0cm" fo:margin-bottom="0cm"/>
      <style:text-properties fo:font-size="2pt" style:font-size-asian="2pt" style:font-size-complex="2pt"/>
    </style:style>
    <style:style style:name="P44" style:family="paragraph" style:parent-style-name="Standard">
      <style:text-properties style:font-name="Courier New1" fo:font-size="10pt" style:font-size-asian="10pt" style:font-size-complex="10pt"/>
    </style:style>
    <style:style style:name="P45" style:family="paragraph" style:parent-style-name="Standard">
      <style:text-properties style:font-name="Times New Roman1" fo:font-size="12pt" style:font-name-asian="Times New Roman1" style:font-size-asian="12pt" style:font-name-complex="Times New Roman1" style:font-size-complex="12pt"/>
    </style:style>
    <style:style style:name="P46" style:family="paragraph" style:parent-style-name="Standard">
      <style:text-properties fo:font-weight="normal" style:font-weight-asian="normal" style:font-weight-complex="normal"/>
    </style:style>
    <style:style style:name="P47" style:family="paragraph" style:parent-style-name="Text_20_body">
      <style:text-properties fo:color="#ff0000"/>
    </style:style>
    <style:style style:name="P48" style:family="paragraph" style:parent-style-name="Heading_20_4">
      <style:text-properties fo:font-weight="bold"/>
    </style:style>
    <style:style style:name="P49" style:family="paragraph" style:parent-style-name="Heading_20_1" style:master-page-name="HTML">
      <style:paragraph-properties style:page-number="auto"/>
    </style:style>
    <style:style style:name="P50" style:family="paragraph" style:parent-style-name="Heading_20_2">
      <style:paragraph-properties fo:break-before="page"/>
    </style:style>
    <style:style style:name="P51" style:family="paragraph" style:parent-style-name="Heading_20_3">
      <style:paragraph-properties fo:margin-top="0cm" fo:margin-bottom="0cm" fo:break-before="page"/>
      <style:text-properties fo:font-size="2pt" style:font-size-asian="2pt" style:font-size-complex="2pt"/>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fo:font-size="2pt" style:font-size-asian="2pt" style:font-size-complex="2pt"/>
    </style:style>
    <style:style style:name="P54" style:family="paragraph" style:parent-style-name="Standard" style:list-style-name="List_20_1"/>
    <style:style style:name="P55" style:family="paragraph" style:parent-style-name="Standard">
      <style:paragraph-properties fo:margin-top="0cm" fo:margin-bottom="0cm"/>
      <style:text-properties fo:font-size="2pt" style:font-size-asian="2pt" style:font-size-complex="2pt"/>
    </style:style>
    <style:style style:name="P56" style:family="paragraph" style:parent-style-name="Text_20_body" style:list-style-name="L7">
      <style:text-properties style:use-window-font-color="true"/>
    </style:style>
    <style:style style:name="P57" style:family="paragraph" style:parent-style-name="Text_20_body">
      <style:paragraph-properties fo:margin-top="0cm" fo:margin-bottom="0.499cm"/>
    </style:style>
    <style:style style:name="P58" style:family="paragraph" style:parent-style-name="Text_20_body" style:list-style-name="L2">
      <style:paragraph-properties fo:margin-top="0cm" fo:margin-bottom="0.499cm"/>
    </style:style>
    <style:style style:name="P59" style:family="paragraph" style:parent-style-name="Text_20_body" style:list-style-name="L1">
      <style:paragraph-properties fo:margin-top="0cm" fo:margin-bottom="0.499cm"/>
    </style:style>
    <style:style style:name="P60" style:family="paragraph" style:parent-style-name="Text_20_body" style:list-style-name="L5">
      <style:paragraph-properties fo:margin-top="0cm" fo:margin-bottom="0.499cm"/>
    </style:style>
    <style:style style:name="P61" style:family="paragraph" style:parent-style-name="Text_20_body">
      <style:paragraph-properties fo:margin-top="0cm" fo:margin-bottom="0.499cm"/>
      <style:text-properties fo:font-size="2pt" style:font-size-asian="2pt" style:font-size-complex="2pt"/>
    </style:style>
    <style:style style:name="P62" style:family="paragraph" style:parent-style-name="Text_20_body" style:list-style-name="L1">
      <style:paragraph-properties fo:margin-top="0cm" fo:margin-bottom="0.499cm"/>
      <style:text-properties fo:font-size="2pt" style:font-size-asian="2pt" style:font-size-complex="2pt"/>
    </style:style>
    <style:style style:name="P63" style:family="paragraph" style:parent-style-name="Text_20_body">
      <style:paragraph-properties fo:margin-left="0cm" fo:margin-right="0cm" fo:text-indent="0cm" style:auto-text-indent="false"/>
    </style:style>
    <style:style style:name="P64" style:family="paragraph" style:parent-style-name="Text_20_body" style:list-style-name="L3">
      <style:paragraph-properties fo:margin-left="0cm" fo:margin-right="0cm" fo:text-indent="0cm" style:auto-text-indent="false"/>
      <style:text-properties fo:font-style="italic" style:font-style-asian="italic" style:font-style-complex="italic"/>
    </style:style>
    <style:style style:name="P65" style:family="paragraph" style:parent-style-name="Text_20_body" style:list-style-name="L3">
      <style:paragraph-properties fo:margin-left="0cm" fo:margin-right="0cm" fo:margin-top="0cm" fo:margin-bottom="0.499cm" fo:text-indent="0cm" style:auto-text-indent="false"/>
      <style:text-properties fo:font-style="italic" style:font-style-asian="italic" style:font-style-complex="italic"/>
    </style:style>
    <style:style style:name="P66" style:family="paragraph" style:parent-style-name="Text_20_body">
      <style:paragraph-properties fo:margin-left="0cm" fo:margin-right="0cm" fo:margin-top="0cm" fo:margin-bottom="0.499cm" fo:text-align="start" style:justify-single-word="false" fo:text-indent="0cm" style:auto-text-indent="false"/>
    </style:style>
    <style:style style:name="P67" style:family="paragraph" style:parent-style-name="Text_20_body" style:list-style-name="L6">
      <style:paragraph-properties fo:margin-left="0cm" fo:margin-right="0cm" fo:margin-top="0cm" fo:margin-bottom="0cm" fo:text-indent="0cm" style:auto-text-indent="false"/>
      <style:text-properties style:font-name="Times New Roman1" fo:font-size="12pt" style:font-name-asian="Times New Roman1" style:font-size-asian="12pt" style:font-name-complex="Times New Roman1" style:font-size-complex="12pt"/>
    </style:style>
    <style:style style:name="P68" style:family="paragraph" style:parent-style-name="Text_20_body" style:list-style-name="L6">
      <style:paragraph-properties fo:margin-left="0cm" fo:margin-right="0cm" fo:margin-top="0cm" fo:margin-bottom="0cm" fo:text-indent="0cm" style:auto-text-indent="false"/>
    </style:style>
    <style:style style:name="P69" style:family="paragraph" style:parent-style-name="Text_20_body">
      <style:paragraph-properties fo:margin-top="0cm" fo:margin-bottom="0cm"/>
    </style:style>
    <style:style style:name="P70" style:family="paragraph" style:parent-style-name="Table_20_Contents">
      <style:text-properties style:font-name="Courier New" fo:font-size="10pt"/>
    </style:style>
    <style:style style:name="P71" style:family="paragraph" style:parent-style-name="Table_20_Contents">
      <style:paragraph-properties fo:text-align="center" style:justify-single-word="false"/>
      <style:text-properties fo:font-weight="bold" style:font-weight-asian="bold" style:font-weight-complex="bold"/>
    </style:style>
    <style:style style:name="P72" style:family="paragraph" style:parent-style-name="Table_20_Contents">
      <style:paragraph-properties fo:text-align="center" style:justify-single-word="false"/>
      <style:text-properties fo:font-weight="bold"/>
    </style:style>
    <style:style style:name="P73" style:family="paragraph" style:parent-style-name="Table_20_Contents" style:list-style-name="List_20_1">
      <style:paragraph-properties fo:margin-left="0cm" fo:margin-right="0cm" fo:margin-top="0cm" fo:margin-bottom="0cm" fo:text-indent="0cm" style:auto-text-indent="false" style:vertical-align="top"/>
    </style:style>
    <style:style style:name="P74" style:family="paragraph" style:parent-style-name="Table_20_Contents" style:list-style-name="List_20_1">
      <style:paragraph-properties fo:margin-left="0cm" fo:margin-right="0cm" fo:text-indent="0cm" style:auto-text-indent="false"/>
    </style:style>
    <style:style style:name="P75" style:family="paragraph" style:parent-style-name="Heading_20_4">
      <style:text-properties fo:font-weight="bold"/>
    </style:style>
    <style:style style:name="P76" style:family="paragraph" style:parent-style-name="Heading_20_4">
      <style:paragraph-properties fo:margin-left="0cm" fo:margin-right="0cm" fo:margin-top="0.423cm" fo:margin-bottom="0.499cm" fo:text-indent="0cm" style:auto-text-indent="false" fo:keep-with-next="always"/>
    </style:style>
    <style:style style:name="P77" style:family="paragraph" style:parent-style-name="Heading_20_4">
      <style:paragraph-properties fo:margin-left="0cm" fo:margin-right="0cm" fo:margin-top="0.423cm" fo:margin-bottom="0.499cm" fo:text-indent="0cm" style:auto-text-indent="false" fo:keep-with-next="always"/>
      <style:text-properties fo:font-weight="bold"/>
    </style:style>
    <style:style style:name="T1" style:family="text">
      <style:text-properties fo:font-weight="bold"/>
    </style:style>
    <style:style style:name="T2" style:family="text">
      <style:text-properties fo:color="#ff0000"/>
    </style:style>
    <style:style style:name="T3" style:family="text">
      <style:text-properties fo:color="#000000"/>
    </style:style>
    <style:style style:name="T4" style:family="text">
      <style:text-properties fo:color="#000000"/>
    </style:style>
    <style:style style:name="T5" style:family="text">
      <style:text-properties fo:color="#ff0000"/>
    </style:style>
    <style:style style:name="T6" style:family="text">
      <style:text-properties fo:font-weight="bold"/>
    </style:style>
    <style:style style:name="T7" style:family="text">
      <style:text-properties style:font-name="Courier New" fo:font-size="10pt"/>
    </style:style>
    <style:style style:name="T8" style:family="text">
      <style:text-properties style:font-name="Times New Roman1" fo:font-size="12pt" style:font-name-asian="Times New Roman1" style:font-size-asian="12pt" style:font-name-complex="Times New Roman1" style:font-size-complex="12pt"/>
    </style:style>
    <style:style style:name="T9" style:family="text">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T10" style:family="text">
      <style:text-properties style:font-name="Courier New1" fo:font-size="10pt" style:font-size-asian="10pt" style:font-size-complex="10pt"/>
    </style:style>
    <style:style style:name="T11" style:family="text">
      <style:text-properties style:font-name="Courier New1" fo:font-size="10pt" style:font-name-asian="Times New Roman1" style:font-size-asian="10pt" style:font-name-complex="Times New Roman1" style:font-size-complex="10pt"/>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changed-region text:id="ct150784768">
          <text:deletion>
            <office:change-info>
              <dc:creator>Hannes Ebner</dc:creator>
              <dc:date>2008-03-13T11:15:00</dc:date>
            </office:change-info>
            <text:p text:style-name="P1">Comments</text:p>
          </text:deletion>
        </text:changed-region>
        <text:changed-region text:id="ct150785240">
          <text:insertion>
            <office:change-info>
              <dc:creator>Hannes Ebner</dc:creator>
              <dc:date>2008-03-13T11:15:00</dc:date>
            </office:change-info>
          </text:insertion>
        </text:changed-region>
        <text:changed-region text:id="ct144486352">
          <text:deletion>
            <office:change-info>
              <dc:creator>Hannes Ebner</dc:creator>
              <dc:date>2008-05-14T12:42:00</dc:date>
            </office:change-info>
            <text:p text:style-name="Table_20_Contents"><text:s/>&amp; </text:p>
          </text:deletion>
        </text:changed-region>
        <text:changed-region text:id="ct145824136">
          <text:insertion>
            <office:change-info>
              <dc:creator>Hannes Ebner</dc:creator>
              <dc:date>2008-05-14T12:42:00</dc:date>
            </office:change-info>
          </text:insertion>
        </text:changed-region>
        <text:changed-region text:id="ct144486592">
          <text:insertion>
            <office:change-info>
              <dc:creator>Hannes Ebner</dc:creator>
              <dc:date>2008-04-30T15:19:00</dc:date>
            </office:change-info>
          </text:insertion>
        </text:changed-region>
        <text:changed-region text:id="ct152127248">
          <text:insertion>
            <office:change-info>
              <dc:creator>Hannes Ebner</dc:creator>
              <dc:date>2008-05-08T16:03:00</dc:date>
            </office:change-info>
          </text:insertion>
        </text:changed-region>
        <text:changed-region text:id="ct153050272">
          <text:insertion>
            <office:change-info>
              <dc:creator>Hannes Ebner</dc:creator>
              <dc:date>2008-04-30T15:19:00</dc:date>
            </office:change-info>
          </text:insertion>
        </text:changed-region>
        <text:changed-region text:id="ct145052800">
          <text:insertion>
            <office:change-info>
              <dc:creator>Hannes Ebner</dc:creator>
              <dc:date>2008-05-14T12:28:00</dc:date>
            </office:change-info>
          </text:insertion>
        </text:changed-region>
        <text:changed-region text:id="ct153050568">
          <text:insertion>
            <office:change-info>
              <dc:creator>Hannes Ebner</dc:creator>
              <dc:date>2008-04-30T15:50:00</dc:date>
            </office:change-info>
          </text:insertion>
        </text:changed-region>
        <text:changed-region text:id="ct153050664">
          <text:insertion>
            <office:change-info>
              <dc:creator>Hannes Ebner</dc:creator>
              <dc:date>2008-04-30T15:51:00</dc:date>
            </office:change-info>
          </text:insertion>
        </text:changed-region>
        <text:changed-region text:id="ct142510872">
          <text:insertion>
            <office:change-info>
              <dc:creator>Hannes Ebner</dc:creator>
              <dc:date>2008-04-30T15:19:00</dc:date>
            </office:change-info>
          </text:insertion>
        </text:changed-region>
        <text:changed-region text:id="ct142511408">
          <text:insertion>
            <office:change-info>
              <dc:creator>Hannes Ebner</dc:creator>
              <dc:date>2008-05-14T12:41:00</dc:date>
            </office:change-info>
          </text:insertion>
        </text:changed-region>
        <text:changed-region text:id="ct145053224">
          <text:insertion>
            <office:change-info>
              <dc:creator>Hannes Ebner</dc:creator>
              <dc:date>2008-05-14T12:28:00</dc:date>
            </office:change-info>
          </text:insertion>
        </text:changed-region>
        <text:changed-region text:id="ct154298504">
          <text:insertion>
            <office:change-info>
              <dc:creator>Hannes Ebner</dc:creator>
              <dc:date>2008-05-14T12:29:00</dc:date>
            </office:change-info>
          </text:insertion>
        </text:changed-region>
        <text:changed-region text:id="ct154298408">
          <text:insertion>
            <office:change-info>
              <dc:creator>Hannes Ebner</dc:creator>
              <dc:date>2008-05-14T12:30:00</dc:date>
            </office:change-info>
          </text:insertion>
        </text:changed-region>
        <text:changed-region text:id="ct154298720">
          <text:insertion>
            <office:change-info>
              <dc:creator>Hannes Ebner</dc:creator>
              <dc:date>2008-05-14T12:41:00</dc:date>
            </office:change-info>
          </text:insertion>
        </text:changed-region>
        <text:changed-region text:id="ct151096344">
          <text:insertion>
            <office:change-info>
              <dc:creator>Hannes Ebner</dc:creator>
              <dc:date>2008-05-14T12:42:00</dc:date>
            </office:change-info>
          </text:insertion>
        </text:changed-region>
        <text:changed-region text:id="ct151545416">
          <text:deletion>
            <office:change-info>
              <dc:creator>Hannes Ebner</dc:creator>
              <dc:date>2008-05-14T12:31:00</dc:date>
            </office:change-info>
            <text:p text:style-name="P2">with</text:p>
          </text:deletion>
        </text:changed-region>
        <text:changed-region text:id="ct141301408">
          <text:insertion>
            <office:change-info>
              <dc:creator>Hannes Ebner</dc:creator>
              <dc:date>2008-05-14T12:31:00</dc:date>
            </office:change-info>
          </text:insertion>
        </text:changed-region>
        <text:changed-region text:id="ct152044944">
          <text:insertion>
            <office:change-info>
              <dc:creator>Matthias Palmér</dc:creator>
              <dc:date>2007-12-17T11:32:00</dc:date>
            </office:change-info>
          </text:insertion>
        </text:changed-region>
        <text:changed-region text:id="ct151346360">
          <text:deletion>
            <office:change-info>
              <dc:creator>Matthias Palmér</dc:creator>
              <dc:date>2007-12-17T11:32:00</dc:date>
            </office:change-info>
            <text:p text:style-name="P3">q</text:p>
          </text:deletion>
        </text:changed-region>
        <text:changed-region text:id="ct153574424">
          <text:insertion>
            <office:change-info>
              <dc:creator>Matthias Palmér</dc:creator>
              <dc:date>2007-12-17T13:06:00</dc:date>
            </office:change-info>
          </text:insertion>
        </text:changed-region>
        <text:changed-region text:id="ct153574800">
          <text:insertion>
            <office:change-info>
              <dc:creator>Matthias Palmér</dc:creator>
              <dc:date>2007-12-17T13:08:00</dc:date>
            </office:change-info>
          </text:insertion>
        </text:changed-region>
        <text:changed-region text:id="ct152041568">
          <text:deletion>
            <office:change-info>
              <dc:creator>Matthias Palmér</dc:creator>
              <dc:date>2007-12-17T13:08:00</dc:date>
            </office:change-info>
            <text:p text:style-name="Standard">seperately</text:p>
          </text:deletion>
        </text:changed-region>
        <text:changed-region text:id="ct144801992">
          <text:insertion>
            <office:change-info>
              <dc:creator>Matthias Palmér</dc:creator>
              <dc:date>2007-12-17T13:08:00</dc:date>
            </office:change-info>
          </text:insertion>
        </text:changed-region>
        <text:changed-region text:id="ct142515104">
          <text:deletion>
            <office:change-info>
              <dc:creator>Matthias Palmér</dc:creator>
              <dc:date>2007-12-17T13:12:00</dc:date>
            </office:change-info>
            <text:p text:style-name="P4">additonal</text:p>
          </text:deletion>
        </text:changed-region>
        <text:changed-region text:id="ct153050760">
          <text:insertion>
            <office:change-info>
              <dc:creator>Matthias Palmér</dc:creator>
              <dc:date>2007-12-17T13:12:00</dc:date>
            </office:change-info>
          </text:insertion>
        </text:changed-region>
        <text:changed-region text:id="ct153579400">
          <text:deletion>
            <office:change-info>
              <dc:creator>Matthias Palmér</dc:creator>
              <dc:date>2007-12-17T13:12:00</dc:date>
            </office:change-info>
            <text:p text:style-name="P4">additonal</text:p>
          </text:deletion>
        </text:changed-region>
        <text:changed-region text:id="ct152210376">
          <text:insertion>
            <office:change-info>
              <dc:creator>Matthias Palmér</dc:creator>
              <dc:date>2007-12-17T13:12:00</dc:date>
            </office:change-info>
          </text:insertion>
        </text:changed-region>
        <text:changed-region text:id="ct153203952">
          <text:deletion>
            <office:change-info>
              <dc:creator>Hannes Ebner</dc:creator>
              <dc:date>2008-04-30T14:01:00</dc:date>
            </office:change-info>
            <text:h text:style-name="P5" text:outline-level="2"/>
            <text:p text:style-name="Standard"/>
          </text:deletion>
        </text:changed-region>
        <text:changed-region text:id="ct153203304">
          <text:insertion>
            <office:change-info>
              <dc:creator>Hannes Ebner</dc:creator>
              <dc:date>2008-04-30T15:47:00</dc:date>
            </office:change-info>
          </text:insertion>
        </text:changed-region>
        <text:changed-region text:id="ct152469320">
          <text:insertion>
            <office:change-info>
              <dc:creator>Hannes Ebner</dc:creator>
              <dc:date>2008-04-30T14:00:00</dc:date>
            </office:change-info>
          </text:insertion>
        </text:changed-region>
        <text:changed-region text:id="ct152780456">
          <text:insertion>
            <office:change-info>
              <dc:creator>Hannes Ebner</dc:creator>
              <dc:date>2008-04-30T14:00:00</dc:date>
            </office:change-info>
          </text:insertion>
        </text:changed-region>
        <text:changed-region text:id="ct152780232">
          <text:insertion>
            <office:change-info>
              <dc:creator>Hannes Ebner</dc:creator>
              <dc:date>2008-04-30T14:00:00</dc:date>
            </office:change-info>
          </text:insertion>
        </text:changed-region>
        <text:changed-region text:id="ct153147992">
          <text:insertion>
            <office:change-info>
              <dc:creator>Hannes Ebner</dc:creator>
              <dc:date>2008-04-30T14:00:00</dc:date>
            </office:change-info>
          </text:insertion>
        </text:changed-region>
        <text:changed-region text:id="ct152779408">
          <text:insertion>
            <office:change-info>
              <dc:creator>Hannes Ebner</dc:creator>
              <dc:date>2008-04-30T14:00:00</dc:date>
            </office:change-info>
          </text:insertion>
        </text:changed-region>
        <text:changed-region text:id="ct152779600">
          <text:insertion>
            <office:change-info>
              <dc:creator>Hannes Ebner</dc:creator>
              <dc:date>2008-04-30T14:00:00</dc:date>
            </office:change-info>
          </text:insertion>
        </text:changed-region>
        <text:changed-region text:id="ct152224064">
          <text:insertion>
            <office:change-info>
              <dc:creator>Hannes Ebner</dc:creator>
              <dc:date>2008-04-30T14:00:00</dc:date>
            </office:change-info>
          </text:insertion>
        </text:changed-region>
        <text:changed-region text:id="ct152224256">
          <text:insertion>
            <office:change-info>
              <dc:creator>Hannes Ebner</dc:creator>
              <dc:date>2008-04-30T14:00:00</dc:date>
            </office:change-info>
          </text:insertion>
        </text:changed-region>
        <text:changed-region text:id="ct152860408">
          <text:insertion>
            <office:change-info>
              <dc:creator>Hannes Ebner</dc:creator>
              <dc:date>2008-04-30T14:00:00</dc:date>
            </office:change-info>
          </text:insertion>
        </text:changed-region>
        <text:changed-region text:id="ct152214776">
          <text:insertion>
            <office:change-info>
              <dc:creator>Hannes Ebner</dc:creator>
              <dc:date>2008-04-30T14:00:00</dc:date>
            </office:change-info>
          </text:insertion>
        </text:changed-region>
        <text:changed-region text:id="ct153700784">
          <text:insertion>
            <office:change-info>
              <dc:creator>Hannes Ebner</dc:creator>
              <dc:date>2008-05-14T13:44:00</dc:date>
            </office:change-info>
          </text:insertion>
        </text:changed-region>
        <text:changed-region text:id="ct153626888">
          <text:deletion>
            <office:change-info>
              <dc:creator>Hannes Ebner</dc:creator>
              <dc:date>2008-05-14T13:45:00</dc:date>
            </office:change-info>
            <text:p text:style-name="P4">Files (ASCII or Binary Resources)</text:p>
          </text:deletion>
        </text:changed-region>
        <text:changed-region text:id="ct156558224">
          <text:insertion>
            <office:change-info>
              <dc:creator>Hannes Ebner</dc:creator>
              <dc:date>2008-05-14T16:39:00</dc:date>
            </office:change-info>
          </text:insertion>
        </text:changed-region>
        <text:changed-region text:id="ct157352752">
          <text:insertion>
            <office:change-info>
              <dc:creator>Hannes Ebner</dc:creator>
              <dc:date>2008-05-14T16:43:00</dc:date>
            </office:change-info>
          </text:insertion>
        </text:changed-region>
        <text:changed-region text:id="ct155037080">
          <text:insertion>
            <office:change-info>
              <dc:creator>Hannes Ebner</dc:creator>
              <dc:date>2008-05-14T14:30:00</dc:date>
            </office:change-info>
          </text:insertion>
        </text:changed-region>
        <text:changed-region text:id="ct154640944">
          <text:deletion>
            <office:change-info>
              <dc:creator>Hannes Ebner</dc:creator>
              <dc:date>2008-05-14T14:30:00</dc:date>
            </office:change-info>
            <text:p text:style-name="Table_20_Contents">a file</text:p>
          </text:deletion>
        </text:changed-region>
        <text:changed-region text:id="ct152206152">
          <text:insertion>
            <office:change-info>
              <dc:creator>Hannes Ebner</dc:creator>
              <dc:date>2008-04-30T15:42:00</dc:date>
            </office:change-info>
          </text:insertion>
        </text:changed-region>
        <text:changed-region text:id="ct142135016">
          <text:deletion>
            <office:change-info>
              <dc:creator>Hannes Ebner</dc:creator>
              <dc:date>2008-04-30T15:42:00</dc:date>
            </office:change-info>
            <text:p text:style-name="Table_20_Contents">M</text:p>
          </text:deletion>
        </text:changed-region>
        <text:changed-region text:id="ct142135112">
          <text:insertion>
            <office:change-info>
              <dc:creator>Hannes Ebner</dc:creator>
              <dc:date>2008-04-30T15:42:00</dc:date>
            </office:change-info>
          </text:insertion>
        </text:changed-region>
        <text:changed-region text:id="ct142135208">
          <text:deletion>
            <office:change-info>
              <dc:creator>Hannes Ebner</dc:creator>
              <dc:date>2008-04-30T15:42:00</dc:date>
            </office:change-info>
            <text:p text:style-name="Table_20_Contents"><text:s/>a file</text:p>
          </text:deletion>
        </text:changed-region>
        <text:changed-region text:id="ct154882640">
          <text:insertion>
            <office:change-info>
              <dc:creator>Hannes Ebner</dc:creator>
              <dc:date>2008-05-14T14:30:00</dc:date>
            </office:change-info>
          </text:insertion>
        </text:changed-region>
        <text:changed-region text:id="ct142135832">
          <text:deletion>
            <office:change-info>
              <dc:creator>Hannes Ebner</dc:creator>
              <dc:date>2008-04-30T15:42:00</dc:date>
            </office:change-info>
            <text:p text:style-name="Table_20_Contents"><text:s/>a file</text:p>
          </text:deletion>
        </text:changed-region>
        <text:changed-region text:id="ct155035872">
          <text:insertion>
            <office:change-info>
              <dc:creator>Hannes Ebner</dc:creator>
              <dc:date>2008-05-14T14:30:00</dc:date>
            </office:change-info>
          </text:insertion>
        </text:changed-region>
        <text:changed-region text:id="ct155620672">
          <text:insertion>
            <office:change-info>
              <dc:creator>Hannes Ebner</dc:creator>
              <dc:date>2008-05-14T16:48:00</dc:date>
            </office:change-info>
          </text:insertion>
        </text:changed-region>
        <text:changed-region text:id="ct156650280">
          <text:deletion>
            <office:change-info>
              <dc:creator>Hannes Ebner</dc:creator>
              <dc:date>2008-05-14T16:49:00</dc:date>
            </office:change-info>
            <text:h text:style-name="P6" text:outline-level="3" text:is-list-header="true">Lists</text:h>
            <text:h text:style-name="Heading_20_4" text:outline-level="4" text:is-list-header="true">Description</text:h>
            <text:list text:style-name="L1">
              <text:list-item>
                <text:p text:style-name="P7"/>
              </text:list-item>
            </text:list>
          </text:deletion>
        </text:changed-region>
        <text:changed-region text:id="ct155621816">
          <text:deletion>
            <office:change-info>
              <dc:creator>Hannes Ebner</dc:creator>
              <dc:date>2008-05-14T16:43:00</dc:date>
            </office:change-info>
            <text:list text:style-name="L1">
              <text:list-item>
                <text:p text:style-name="P7">Minimal metadata about itself and its children </text:p>
              </text:list-item>
              <text:list-item>
                <text:p text:style-name="P8">Additional metadata (specified by the parameter “amd”) about itself and all its children </text:p>
              </text:list-item>
              <text:list-item>
                <text:p text:style-name="P8">Link to metadata and metametadata for the list </text:p>
              </text:list-item>
              <text:list-item>
                <text:p text:style-name="P7">Link to the resource, metadata and metametadata for every child </text:p>
              </text:list-item>
            </text:list>
          </text:deletion>
        </text:changed-region>
        <text:changed-region text:id="ct154518640">
          <text:deletion>
            <office:change-info>
              <dc:creator>Hannes Ebner</dc:creator>
              <dc:date>2008-05-14T16:49:00</dc:date>
            </office:change-info>
            <text:list text:style-name="L1">
              <text:list-item>
                <text:p text:style-name="P7"/>
              </text:list-item>
            </text:list>
            <text:h text:style-name="Heading_20_4" text:outline-level="4" text:is-list-header="true"><text:span text:style-name="T1">Parameters</text:span><text:line-break/><text:line-break/><text:span text:style-name="T2">TODO: description</text:span><text:line-break/><text:line-break/>&amp;amd=prop1,prop2</text:h>
            <text:h text:style-name="P9" text:outline-level="4" text:is-list-header="true">Resource Interface</text:h>
            <text:list text:style-name="L1">
              <text:list-item>
                <text:p text:style-name="P7"/>
              </text:list-item>
            </text:list>
          </text:deletion>
        </text:changed-region>
        <text:changed-region text:id="ct155905528">
          <text:deletion>
            <office:change-info>
              <dc:creator>Hannes Ebner</dc:creator>
              <dc:date>2008-05-14T16:49:00</dc:date>
            </office:change-info>
            <text:p text:style-name="P10">Operation</text:p>
          </text:deletion>
        </text:changed-region>
        <text:changed-region text:id="ct154665312">
          <text:deletion>
            <office:change-info>
              <dc:creator>Hannes Ebner</dc:creator>
              <dc:date>2008-05-14T16:49:00</dc:date>
            </office:change-info>
            <text:p text:style-name="P10">Method and URI</text:p>
          </text:deletion>
        </text:changed-region>
        <text:changed-region text:id="ct154665408">
          <text:deletion>
            <office:change-info>
              <dc:creator>Hannes Ebner</dc:creator>
              <dc:date>2008-05-14T16:49:00</dc:date>
            </office:change-info>
            <text:p text:style-name="P10">Comment</text:p>
          </text:deletion>
        </text:changed-region>
        <text:changed-region text:id="ct155147816">
          <text:deletion>
            <office:change-info>
              <dc:creator>Hannes Ebner</dc:creator>
              <dc:date>2008-05-14T16:49:00</dc:date>
            </office:change-info>
            <text:p text:style-name="Table_20_Contents">Fetch</text:p>
          </text:deletion>
        </text:changed-region>
        <text:changed-region text:id="ct152884440">
          <text:deletion>
            <office:change-info>
              <dc:creator>Hannes Ebner</dc:creator>
              <dc:date>2008-04-30T15:43:00</dc:date>
            </office:change-info>
            <text:p text:style-name="Table_20_Contents">a list</text:p>
          </text:deletion>
        </text:changed-region>
        <text:changed-region text:id="ct152884168">
          <text:deletion>
            <office:change-info>
              <dc:creator>Hannes Ebner</dc:creator>
              <dc:date>2008-04-30T15:44:00</dc:date>
            </office:change-info>
            <text:p text:style-name="Table_20_Contents"><text:s/></text:p>
          </text:deletion>
        </text:changed-region>
        <text:changed-region text:id="ct153789152">
          <text:deletion>
            <office:change-info>
              <dc:creator>Hannes Ebner</dc:creator>
              <dc:date>2008-05-14T16:49:00</dc:date>
            </office:change-info>
            <text:p text:style-name="P11">GET {base-uri}/{portfolio-id}/</text:p>
          </text:deletion>
        </text:changed-region>
        <text:changed-region text:id="ct150755856">
          <text:deletion>
            <office:change-info>
              <dc:creator>Hannes Ebner</dc:creator>
              <dc:date>2008-05-14T12:37:00</dc:date>
            </office:change-info>
            <text:p text:style-name="P11">list</text:p>
          </text:deletion>
        </text:changed-region>
        <text:changed-region text:id="ct152884760">
          <text:deletion>
            <office:change-info>
              <dc:creator>Hannes Ebner</dc:creator>
              <dc:date>2008-05-08T16:49:00</dc:date>
            </office:change-info>
            <text:p text:style-name="P11">s</text:p>
          </text:deletion>
        </text:changed-region>
        <text:changed-region text:id="ct152884856">
          <text:deletion>
            <office:change-info>
              <dc:creator>Hannes Ebner</dc:creator>
              <dc:date>2008-05-14T16:49:00</dc:date>
            </office:change-info>
            <text:p text:style-name="P11">/{resource-id}</text:p>
          </text:deletion>
        </text:changed-region>
        <text:changed-region text:id="ct150756048">
          <text:insertion>
            <office:change-info>
              <dc:creator>Hannes Ebner</dc:creator>
              <dc:date>2008-05-08T16:59:00</dc:date>
            </office:change-info>
          </text:insertion>
        </text:changed-region>
        <text:changed-region text:id="ct155841472">
          <text:deletion>
            <office:change-info>
              <dc:creator>Hannes Ebner</dc:creator>
              <dc:date>2008-05-14T16:49:00</dc:date>
            </office:change-info>
            <text:p text:style-name="Table_20_Contents">Modify</text:p>
          </text:deletion>
        </text:changed-region>
        <text:changed-region text:id="ct150756144">
          <text:insertion>
            <office:change-info>
              <dc:creator>Hannes Ebner</dc:creator>
              <dc:date>2008-04-30T15:46:00</dc:date>
            </office:change-info>
          </text:insertion>
        </text:changed-region>
        <text:changed-region text:id="ct156835384">
          <text:deletion>
            <office:change-info>
              <dc:creator>Hannes Ebner</dc:creator>
              <dc:date>2008-05-14T16:49:00</dc:date>
            </office:change-info>
            <text:p text:style-name="P11">PUT {base-uri}/{portfolio-id}/data/{resource-id}</text:p>
          </text:deletion>
        </text:changed-region>
        <text:changed-region text:id="ct150756440">
          <text:insertion>
            <office:change-info>
              <dc:creator>Hannes Ebner</dc:creator>
              <dc:date>2008-04-30T15:46:00</dc:date>
            </office:change-info>
          </text:insertion>
        </text:changed-region>
        <text:changed-region text:id="ct153745096">
          <text:deletion>
            <office:change-info>
              <dc:creator>Hannes Ebner</dc:creator>
              <dc:date>2008-05-14T16:49:00</dc:date>
            </office:change-info>
            <text:p text:style-name="Table_20_Contents">Delete a list</text:p>
          </text:deletion>
        </text:changed-region>
        <text:changed-region text:id="ct150756736">
          <text:deletion>
            <office:change-info>
              <dc:creator>Hannes Ebner</dc:creator>
              <dc:date>2008-04-30T15:43:00</dc:date>
            </office:change-info>
            <text:p text:style-name="Table_20_Contents"><text:s/>a list</text:p>
          </text:deletion>
        </text:changed-region>
        <text:changed-region text:id="ct156557768">
          <text:deletion>
            <office:change-info>
              <dc:creator>Hannes Ebner</dc:creator>
              <dc:date>2008-05-14T16:49:00</dc:date>
            </office:change-info>
            <text:p text:style-name="P11">DELETE {base-uri}/{portfolio-id}/datalists/{resource-id}</text:p>
            <text:p text:style-name="P11">alt: POST {base-uri}/{portfolio-id}/datalists/</text:p>
            <text:p text:style-name="P11"><text:tab/>{resource-id}?method=delete</text:p>
          </text:deletion>
        </text:changed-region>
        <text:changed-region text:id="ct150757184">
          <text:insertion>
            <office:change-info>
              <dc:creator>Hannes Ebner</dc:creator>
              <dc:date>2008-05-14T12:37:00</dc:date>
            </office:change-info>
          </text:insertion>
        </text:changed-region>
        <text:changed-region text:id="ct152768480">
          <text:deletion>
            <office:change-info>
              <dc:creator>Hannes Ebner</dc:creator>
              <dc:date>2008-05-14T12:37:00</dc:date>
            </office:change-info>
            <text:p text:style-name="P11">list</text:p>
          </text:deletion>
        </text:changed-region>
        <text:changed-region text:id="ct152768384">
          <text:deletion>
            <office:change-info>
              <dc:creator>Hannes Ebner</dc:creator>
              <dc:date>2008-05-08T16:49:00</dc:date>
            </office:change-info>
            <text:p text:style-name="P11">s</text:p>
          </text:deletion>
        </text:changed-region>
        <text:changed-region text:id="ct152768800">
          <text:insertion>
            <office:change-info>
              <dc:creator>Hannes Ebner</dc:creator>
              <dc:date>2008-05-14T12:37:00</dc:date>
            </office:change-info>
          </text:insertion>
        </text:changed-region>
        <text:changed-region text:id="ct152768992">
          <text:deletion>
            <office:change-info>
              <dc:creator>Hannes Ebner</dc:creator>
              <dc:date>2008-05-14T12:37:00</dc:date>
            </office:change-info>
            <text:p text:style-name="P11">list</text:p>
          </text:deletion>
        </text:changed-region>
        <text:changed-region text:id="ct152768896">
          <text:deletion>
            <office:change-info>
              <dc:creator>Hannes Ebner</dc:creator>
              <dc:date>2008-05-08T16:49:00</dc:date>
            </office:change-info>
            <text:p text:style-name="P11">s</text:p>
          </text:deletion>
        </text:changed-region>
        <text:changed-region text:id="ct157327200">
          <text:deletion>
            <office:change-info>
              <dc:creator>Hannes Ebner</dc:creator>
              <dc:date>2008-05-14T16:49:00</dc:date>
            </office:change-info>
            <text:p text:style-name="Table_20_Contents">Removes also the list's children.</text:p>
          </text:deletion>
        </text:changed-region>
        <text:changed-region text:id="ct157327296">
          <text:deletion>
            <office:change-info>
              <dc:creator>Hannes Ebner</dc:creator>
              <dc:date>2008-05-14T16:49:00</dc:date>
            </office:change-info>
            <text:p text:style-name="P12"><text:line-break/>The “alt:” implementations are targeted to clients which don't support PUT or DELETE commands. See also the section “Workaround for missing HTTP methods” above.</text:p>
            <text:h text:style-name="Heading_20_4" text:outline-level="4" text:is-list-header="true">Representations</text:h>
            <text:p text:style-name="P13"/>
          </text:deletion>
        </text:changed-region>
        <text:changed-region text:id="ct156557576">
          <text:deletion>
            <office:change-info>
              <dc:creator>Hannes Ebner</dc:creator>
              <dc:date>2008-05-14T16:48:00</dc:date>
            </office:change-info>
            <text:p text:style-name="P10">Format</text:p>
          </text:deletion>
        </text:changed-region>
        <text:changed-region text:id="ct159053872">
          <text:deletion>
            <office:change-info>
              <dc:creator>Hannes Ebner</dc:creator>
              <dc:date>2008-05-14T16:48:00</dc:date>
            </office:change-info>
            <text:p text:style-name="P10">MIME type</text:p>
          </text:deletion>
        </text:changed-region>
        <text:changed-region text:id="ct157141264">
          <text:deletion>
            <office:change-info>
              <dc:creator>Hannes Ebner</dc:creator>
              <dc:date>2008-05-14T16:48:00</dc:date>
            </office:change-info>
            <text:p text:style-name="P10">Supported methods</text:p>
          </text:deletion>
        </text:changed-region>
        <text:changed-region text:id="ct157389240">
          <text:deletion>
            <office:change-info>
              <dc:creator>Hannes Ebner</dc:creator>
              <dc:date>2008-05-14T16:48:00</dc:date>
            </office:change-info>
            <text:p text:style-name="Table_20_Contents">JSON</text:p>
          </text:deletion>
        </text:changed-region>
        <text:changed-region text:id="ct159054744">
          <text:deletion>
            <office:change-info>
              <dc:creator>Hannes Ebner</dc:creator>
              <dc:date>2008-05-14T16:48:00</dc:date>
            </office:change-info>
            <text:p text:style-name="P11">application/json</text:p>
          </text:deletion>
        </text:changed-region>
        <text:changed-region text:id="ct154853912">
          <text:deletion>
            <office:change-info>
              <dc:creator>Hannes Ebner</dc:creator>
              <dc:date>2008-05-14T16:48:00</dc:date>
            </office:change-info>
            <text:p text:style-name="Table_20_Contents">GET, POST, PUT</text:p>
          </text:deletion>
        </text:changed-region>
        <text:changed-region text:id="ct153716808">
          <text:deletion>
            <office:change-info>
              <dc:creator>Hannes Ebner</dc:creator>
              <dc:date>2008-05-14T16:48:00</dc:date>
            </office:change-info>
            <text:p text:style-name="Table_20_Contents">RDF</text:p>
          </text:deletion>
        </text:changed-region>
        <text:changed-region text:id="ct156560160">
          <text:deletion>
            <office:change-info>
              <dc:creator>Hannes Ebner</dc:creator>
              <dc:date>2008-05-14T16:48:00</dc:date>
            </office:change-info>
            <text:p text:style-name="P11">application/rdf+xml</text:p>
          </text:deletion>
        </text:changed-region>
        <text:changed-region text:id="ct153714696">
          <text:deletion>
            <office:change-info>
              <dc:creator>Hannes Ebner</dc:creator>
              <dc:date>2008-05-14T16:48:00</dc:date>
            </office:change-info>
            <text:p text:style-name="Table_20_Contents">GET</text:p>
          </text:deletion>
        </text:changed-region>
        <text:changed-region text:id="ct157202280">
          <text:deletion>
            <office:change-info>
              <dc:creator>Hannes Ebner</dc:creator>
              <dc:date>2008-05-14T16:48:00</dc:date>
            </office:change-info>
            <text:p text:style-name="Table_20_Contents">HTML</text:p>
          </text:deletion>
        </text:changed-region>
        <text:changed-region text:id="ct156559736">
          <text:deletion>
            <office:change-info>
              <dc:creator>Hannes Ebner</dc:creator>
              <dc:date>2008-05-14T16:48:00</dc:date>
            </office:change-info>
            <text:p text:style-name="P11">text/html</text:p>
          </text:deletion>
        </text:changed-region>
        <text:changed-region text:id="ct156559968">
          <text:deletion>
            <office:change-info>
              <dc:creator>Hannes Ebner</dc:creator>
              <dc:date>2008-05-14T16:48:00</dc:date>
            </office:change-info>
            <text:p text:style-name="Table_20_Contents">GET</text:p>
          </text:deletion>
        </text:changed-region>
        <text:changed-region text:id="ct152796144">
          <text:deletion>
            <office:change-info>
              <dc:creator>Hannes Ebner</dc:creator>
              <dc:date>2008-05-08T17:03:00</dc:date>
            </office:change-info>
            <text:p text:style-name="Standard"><text:s/></text:p>
          </text:deletion>
        </text:changed-region>
        <text:changed-region text:id="ct153970688">
          <text:deletion>
            <office:change-info>
              <dc:creator>Hannes Ebner</dc:creator>
              <dc:date>2008-05-08T17:03:00</dc:date>
            </office:change-info>
            <text:p text:style-name="Standard"><text:s/></text:p>
          </text:deletion>
        </text:changed-region>
        <text:changed-region text:id="ct152797160">
          <text:deletion>
            <office:change-info>
              <dc:creator>Hannes Ebner</dc:creator>
              <dc:date>2008-05-08T17:03:00</dc:date>
            </office:change-info>
            <text:p text:style-name="Standard"><text:s/></text:p>
          </text:deletion>
        </text:changed-region>
        <text:changed-region text:id="ct152796392">
          <text:deletion>
            <office:change-info>
              <dc:creator>Hannes Ebner</dc:creator>
              <dc:date>2008-05-08T17:03:00</dc:date>
            </office:change-info>
            <text:p text:style-name="Standard"><text:s/></text:p>
          </text:deletion>
        </text:changed-region>
        <text:changed-region text:id="ct152104768">
          <text:deletion>
            <office:change-info>
              <dc:creator>Hannes Ebner</dc:creator>
              <dc:date>2008-05-08T17:03:00</dc:date>
            </office:change-info>
            <text:p text:style-name="Standard"><text:s/></text:p>
          </text:deletion>
        </text:changed-region>
        <text:changed-region text:id="ct152115096">
          <text:insertion>
            <office:change-info>
              <dc:creator>Hannes Ebner</dc:creator>
              <dc:date>2008-05-08T17:03:00</dc:date>
            </office:change-info>
          </text:insertion>
        </text:changed-region>
        <text:changed-region text:id="ct152466592">
          <text:deletion>
            <office:change-info>
              <dc:creator>Hannes Ebner</dc:creator>
              <dc:date>2008-04-30T15:45:00</dc:date>
            </office:change-info>
            <text:p text:style-name="Table_20_Contents">M</text:p>
          </text:deletion>
        </text:changed-region>
        <text:changed-region text:id="ct152115352">
          <text:deletion>
            <office:change-info>
              <dc:creator>Hannes Ebner</dc:creator>
              <dc:date>2008-04-30T15:45:00</dc:date>
            </office:change-info>
            <text:p text:style-name="Table_20_Contents"><text:s/>metadata</text:p>
          </text:deletion>
        </text:changed-region>
        <text:changed-region text:id="ct152207048">
          <text:deletion>
            <office:change-info>
              <dc:creator>Hannes Ebner</dc:creator>
              <dc:date>2008-04-30T14:00:00</dc:date>
            </office:change-info>
            <text:h text:style-name="P14" text:outline-level="3"/>
            <text:h text:style-name="P15" text:outline-level="4">Content</text:h>
            <text:p text:style-name="P16"/>
            <text:list text:style-name="L2">
              <text:list-item>
                <text:p text:style-name="P17">Date variants </text:p>
              </text:list-item>
              <text:list-item>
                <text:p text:style-name="P17">Creator, modifier </text:p>
              </text:list-item>
              <text:list-item>
                <text:p text:style-name="P17">Versioning information </text:p>
              </text:list-item>
              <text:list-item>
                <text:p text:style-name="P17">Link to metadata </text:p>
              </text:list-item>
              <text:list-item>
                <text:p text:style-name="P17">Link to resource </text:p>
              </text:list-item>
            </text:list>
            <text:h text:style-name="P15" text:outline-level="4">Resource Interface</text:h>
            <text:h text:style-name="P14" text:outline-level="3"/>
          </text:deletion>
        </text:changed-region>
        <text:changed-region text:id="ct152206952">
          <text:deletion>
            <office:change-info>
              <dc:creator>Hannes Ebner</dc:creator>
              <dc:date>2008-04-30T13:38:00</dc:date>
            </office:change-info>
            <text:h text:style-name="P14" text:outline-level="3">Metametadata</text:h>
          </text:deletion>
        </text:changed-region>
        <text:changed-region text:id="ct152208016">
          <text:deletion>
            <office:change-info>
              <dc:creator>Hannes Ebner</dc:creator>
              <dc:date>2008-04-30T14:00:00</dc:date>
            </office:change-info>
            <text:p text:style-name="P10">Operation</text:p>
          </text:deletion>
        </text:changed-region>
        <text:changed-region text:id="ct152207512">
          <text:deletion>
            <office:change-info>
              <dc:creator>Hannes Ebner</dc:creator>
              <dc:date>2008-04-30T14:00:00</dc:date>
            </office:change-info>
            <text:p text:style-name="P10">Method and URI</text:p>
          </text:deletion>
        </text:changed-region>
        <text:changed-region text:id="ct152207344">
          <text:deletion>
            <office:change-info>
              <dc:creator>Hannes Ebner</dc:creator>
              <dc:date>2008-04-30T14:00:00</dc:date>
            </office:change-info>
            <text:p text:style-name="Table_20_Contents">Fetch metametadata</text:p>
          </text:deletion>
        </text:changed-region>
        <text:changed-region text:id="ct151605040">
          <text:deletion>
            <office:change-info>
              <dc:creator>Hannes Ebner</dc:creator>
              <dc:date>2008-04-30T14:00:00</dc:date>
            </office:change-info>
            <text:p text:style-name="P11">metametadata/{resource-id}</text:p>
          </text:deletion>
        </text:changed-region>
        <text:changed-region text:id="ct151604944">
          <text:deletion>
            <office:change-info>
              <dc:creator>Hannes Ebner</dc:creator>
              <dc:date>2008-04-30T13:38:00</dc:date>
            </office:change-info>
            <text:p text:style-name="P11">metametadata</text:p>
          </text:deletion>
        </text:changed-region>
        <text:changed-region text:id="ct151604848">
          <text:deletion>
            <office:change-info>
              <dc:creator>Hannes Ebner</dc:creator>
              <dc:date>2008-04-30T14:00:00</dc:date>
            </office:change-info>
            <text:p text:style-name="P11">GET {base-uri}/{portfolio-id}/</text:p>
          </text:deletion>
        </text:changed-region>
        <text:changed-region text:id="ct151605336">
          <text:deletion>
            <office:change-info>
              <dc:creator>Hannes Ebner</dc:creator>
              <dc:date>2008-04-30T14:00:00</dc:date>
            </office:change-info>
            <text:p text:style-name="Table_20_Contents">Create metametadata with already known ID</text:p>
          </text:deletion>
        </text:changed-region>
        <text:changed-region text:id="ct151605136">
          <text:deletion>
            <office:change-info>
              <dc:creator>Hannes Ebner</dc:creator>
              <dc:date>2008-04-30T13:39:00</dc:date>
            </office:change-info>
            <text:p text:style-name="P11">metametadata</text:p>
          </text:deletion>
        </text:changed-region>
        <text:changed-region text:id="ct151605528">
          <text:deletion>
            <office:change-info>
              <dc:creator>Hannes Ebner</dc:creator>
              <dc:date>2008-04-30T14:00:00</dc:date>
            </office:change-info>
            <text:p text:style-name="P11">POST {base-uri}/{portfolio-id}/entrymetametadata/{resource-id}</text:p>
          </text:deletion>
        </text:changed-region>
        <text:changed-region text:id="ct151605784">
          <text:deletion>
            <office:change-info>
              <dc:creator>Hannes Ebner</dc:creator>
              <dc:date>2008-04-30T14:00:00</dc:date>
            </office:change-info>
            <text:p text:style-name="Table_20_Contents">Create metametadata</text:p>
          </text:deletion>
        </text:changed-region>
        <text:changed-region text:id="ct151606272">
          <text:deletion>
            <office:change-info>
              <dc:creator>Matthias Palmér</dc:creator>
              <dc:date>2007-12-17T13:27:00</dc:date>
            </office:change-info>
            <text:p text:style-name="P11">/{resource-id}</text:p>
          </text:deletion>
        </text:changed-region>
        <text:changed-region text:id="ct151606176">
          <text:deletion>
            <office:change-info>
              <dc:creator>Hannes Ebner</dc:creator>
              <dc:date>2008-04-30T13:39:00</dc:date>
            </office:change-info>
            <text:p text:style-name="P11">metametadata</text:p>
          </text:deletion>
        </text:changed-region>
        <text:changed-region text:id="ct151605984">
          <text:deletion>
            <office:change-info>
              <dc:creator>Hannes Ebner</dc:creator>
              <dc:date>2008-04-30T14:00:00</dc:date>
            </office:change-info>
            <text:p text:style-name="P11">POST {base-uri}/{portfolio-id}/metametadata/{resource-id}</text:p>
          </text:deletion>
        </text:changed-region>
        <text:changed-region text:id="ct152208296">
          <text:deletion>
            <office:change-info>
              <dc:creator>Hannes Ebner</dc:creator>
              <dc:date>2008-04-30T14:00:00</dc:date>
            </office:change-info>
            <text:p text:style-name="Table_20_Contents">Modify metametadata</text:p>
          </text:deletion>
        </text:changed-region>
        <text:changed-region text:id="ct151606368">
          <text:deletion>
            <office:change-info>
              <dc:creator>Hannes Ebner</dc:creator>
              <dc:date>2008-04-30T14:00:00</dc:date>
            </office:change-info>
            <text:p text:style-name="P11">PUT {base-uri}/{portfolio-id}/metametadata/{resource-id}</text:p>
            <text:p text:style-name="P11">alt: POST {base-uri}/{portfolio-id}/metametadata/</text:p>
            <text:p text:style-name="P11"><text:tab/>{resource-id}?method=put</text:p>
          </text:deletion>
        </text:changed-region>
        <text:changed-region text:id="ct153567320">
          <text:deletion>
            <office:change-info>
              <dc:creator>Hannes Ebner</dc:creator>
              <dc:date>2008-04-30T14:00:00</dc:date>
            </office:change-info>
            <text:p text:style-name="Table_20_Contents">Delete metametadata</text:p>
          </text:deletion>
        </text:changed-region>
        <text:changed-region text:id="ct153567520">
          <text:deletion>
            <office:change-info>
              <dc:creator>Hannes Ebner</dc:creator>
              <dc:date>2008-04-30T14:00:00</dc:date>
            </office:change-info>
            <text:p text:style-name="P11">DELETE {base-uri}/{portfolio-id}/metametadata/{resource-id}</text:p>
            <text:p text:style-name="P11">alt: POST {base-uri}/{portfolio-id}/metametadata/</text:p>
            <text:p text:style-name="P11"><text:tab/>{resource-id}?method=delete</text:p>
          </text:deletion>
        </text:changed-region>
        <text:changed-region text:id="ct153570424">
          <text:deletion>
            <office:change-info>
              <dc:creator>Hannes Ebner</dc:creator>
              <dc:date>2008-04-30T14:00:00</dc:date>
            </office:change-info>
            <text:p text:style-name="Standard">The “alt:” implementations are targeted to clients which don't support PUT or DELETE commands. See also the section “Workaround for missing HTTP methods” above.</text:p>
            <text:h text:style-name="P18" text:outline-level="4">Representations<text:bookmark text:name="k9qw2"/></text:h>
            <table:table table:name="Table8" table:style-name="Table8">
              <table:table-column table:style-name="Table8.A"/>
              <table:table-column table:style-name="Table8.B"/>
              <table:table-column table:style-name="Table8.C"/>
              <table:table-row>
                <table:table-cell table:style-name="Table8.A1" office:value-type="string">
                  <text:p text:style-name="P10">Format</text:p>
                </table:table-cell>
                <table:table-cell table:style-name="Table8.A1" office:value-type="string">
                  <text:p text:style-name="P10">MIME type</text:p>
                </table:table-cell>
                <table:table-cell table:style-name="Table8.C1" office:value-type="string">
                  <text:p text:style-name="P10">Supported methods</text:p>
                </table:table-cell>
              </table:table-row>
              <table:table-row>
                <table:table-cell table:style-name="Table8.A2" office:value-type="string">
                  <text:p text:style-name="Table_20_Contents">JSON</text:p>
                </table:table-cell>
                <table:table-cell table:style-name="Table8.A2" office:value-type="string">
                  <text:p text:style-name="P11">application/json</text:p>
                </table:table-cell>
                <table:table-cell table:style-name="Table8.C2" office:value-type="string">
                  <text:p text:style-name="Table_20_Contents">GET, POST, PUT</text:p>
                </table:table-cell>
              </table:table-row>
              <table:table-row>
                <table:table-cell table:style-name="Table8.A2" office:value-type="string">
                  <text:p text:style-name="Table_20_Contents">RDF</text:p>
                </table:table-cell>
                <table:table-cell table:style-name="Table8.A2" office:value-type="string">
                  <text:p text:style-name="P11">application/rdf+xml</text:p>
                </table:table-cell>
                <table:table-cell table:style-name="Table8.C2" office:value-type="string">
                  <text:p text:style-name="Table_20_Contents">GET</text:p>
                </table:table-cell>
              </table:table-row>
              <table:table-row>
                <table:table-cell table:style-name="Table8.A2" office:value-type="string">
                  <text:p text:style-name="Table_20_Contents">HTML</text:p>
                </table:table-cell>
                <table:table-cell table:style-name="Table8.A2" office:value-type="string">
                  <text:p text:style-name="P11">text/html</text:p>
                </table:table-cell>
                <table:table-cell table:style-name="Table8.C2" office:value-type="string">
                  <text:p text:style-name="Table_20_Contents">GET</text:p>
                </table:table-cell>
              </table:table-row>
            </table:table>
            <text:p text:style-name="P4"><text:line-break/></text:p>
          </text:deletion>
        </text:changed-region>
        <text:changed-region text:id="ct152866712">
          <text:insertion>
            <office:change-info>
              <dc:creator>Matthias Palmér</dc:creator>
              <dc:date>2008-01-15T11:39:00</dc:date>
            </office:change-info>
          </text:insertion>
        </text:changed-region>
        <text:changed-region text:id="ct152865616">
          <text:deletion>
            <office:change-info>
              <dc:creator>Matthias Palmér</dc:creator>
              <dc:date>2008-01-15T11:39:00</dc:date>
            </office:change-info>
            <text:p text:style-name="P4"><text:span text:style-name="T3">either </text:span></text:p>
          </text:deletion>
        </text:changed-region>
        <text:changed-region text:id="ct152502400">
          <text:insertion>
            <office:change-info>
              <dc:creator>Matthias Palmér</dc:creator>
              <dc:date>2008-01-15T11:39:00</dc:date>
            </office:change-info>
          </text:insertion>
        </text:changed-region>
        <text:changed-region text:id="ct152503880">
          <text:insertion>
            <office:change-info>
              <dc:creator>Matthias Palmér</dc:creator>
              <dc:date>2008-01-15T11:40:00</dc:date>
            </office:change-info>
          </text:insertion>
        </text:changed-region>
        <text:changed-region text:id="ct152503976">
          <text:deletion>
            <office:change-info>
              <dc:creator>Matthias Palmér</dc:creator>
              <dc:date>2008-01-15T11:40:00</dc:date>
            </office:change-info>
            <text:p text:style-name="P4"><text:span text:style-name="T3">or </text:span></text:p>
          </text:deletion>
        </text:changed-region>
        <text:changed-region text:id="ct152233744">
          <text:deletion>
            <office:change-info>
              <dc:creator>Matthias Palmér</dc:creator>
              <dc:date>2008-01-15T11:40:00</dc:date>
            </office:change-info>
            <text:p text:style-name="P4"><text:span text:style-name="T3">a list </text:span></text:p>
          </text:deletion>
        </text:changed-region>
        <text:changed-region text:id="ct152504728">
          <text:deletion>
            <office:change-info>
              <dc:creator>Matthias Palmér</dc:creator>
              <dc:date>2007-12-17T13:34:00</dc:date>
            </office:change-info>
            <text:p text:style-name="P4"><text:span text:style-name="T3">no metadata or </text:span></text:p>
          </text:deletion>
        </text:changed-region>
        <text:changed-region text:id="ct152234496">
          <text:insertion>
            <office:change-info>
              <dc:creator>Matthias Palmér</dc:creator>
              <dc:date>2007-12-17T13:34:00</dc:date>
            </office:change-info>
          </text:insertion>
        </text:changed-region>
        <text:changed-region text:id="ct152235680">
          <text:insertion>
            <office:change-info>
              <dc:creator>Matthias Palmér</dc:creator>
              <dc:date>2008-01-15T11:36:00</dc:date>
            </office:change-info>
          </text:insertion>
        </text:changed-region>
        <text:changed-region text:id="ct152757088">
          <text:insertion>
            <office:change-info>
              <dc:creator>Matthias Palmér</dc:creator>
              <dc:date>2008-01-15T11:37:00</dc:date>
            </office:change-info>
          </text:insertion>
        </text:changed-region>
        <text:changed-region text:id="ct152757840">
          <text:insertion>
            <office:change-info>
              <dc:creator>Matthias Palmér</dc:creator>
              <dc:date>2007-12-17T13:35:00</dc:date>
            </office:change-info>
          </text:insertion>
        </text:changed-region>
        <text:changed-region text:id="ct152194152">
          <text:deletion>
            <office:change-info>
              <dc:creator>Matthias Palmér</dc:creator>
              <dc:date>2007-12-17T13:35:00</dc:date>
            </office:change-info>
            <text:p text:style-name="P4"><text:span text:style-name="T3">The link exists therefore only as a reference from the list in portfolio B to the metadata and provenance in portfolio A. </text:span></text:p>
          </text:deletion>
        </text:changed-region>
        <text:changed-region text:id="ct152776360">
          <text:insertion>
            <office:change-info>
              <dc:creator>Hannes Ebner</dc:creator>
              <dc:date>2008-05-14T12:38:00</dc:date>
            </office:change-info>
          </text:insertion>
        </text:changed-region>
        <text:changed-region text:id="ct152776456">
          <text:deletion>
            <office:change-info>
              <dc:creator>Hannes Ebner</dc:creator>
              <dc:date>2008-05-14T12:38:00</dc:date>
            </office:change-info>
            <text:h text:style-name="Heading_20_3" text:outline-level="3">SQI</text:h>
          </text:deletion>
        </text:changed-region>
        <text:changed-region text:id="ct152781128">
          <text:insertion>
            <office:change-info>
              <dc:creator>Hannes Ebner</dc:creator>
              <dc:date>2008-05-14T12:39:00</dc:date>
            </office:change-info>
          </text:insertion>
        </text:changed-region>
        <text:changed-region text:id="ct152781320">
          <text:insertion>
            <office:change-info>
              <dc:creator>Hannes Ebner</dc:creator>
              <dc:date>2008-05-14T12:38:00</dc:date>
            </office:change-info>
          </text:insertion>
        </text:changed-region>
        <text:changed-region text:id="ct152781416">
          <text:insertion>
            <office:change-info>
              <dc:creator>Hannes Ebner</dc:creator>
              <dc:date>2008-05-14T12: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is-list-header="true">Resource-Oriented Specification for Electronic Portfolios</text:h>
      <text:p text:style-name="P23">TODO: Add description on how factory URIs work (e.g. how the automatically generated ID is returned)</text:p>
      <text:p text:style-name="P23">TODO: Resource IDs are unique per portfolio, independently of the resource type</text:p>
      <text:p text:style-name="P23">TODO: Explain how resource management works (everything is metadata, explain hardlinks etc)</text:p>
      <text:p text:style-name="P23">TODO: Add examples for search responses (JSON, HTML)</text:p>
      <text:p text:style-name="P23">TODO: Add descriptions from “JSON-design.odt”</text:p>
      <text:p text:style-name="P23">TODO: Web Application Description Language (WADL), <text:a xlink:type="simple" xlink:href="http://wadl.dev.java.net/">http://wadl.dev.java.net</text:a></text:p>
      <text:h text:style-name="Heading_20_2" text:outline-level="2" text:is-list-header="true">Document History</text:h>
      <text:p text:style-name="P13"><text:bookmark text:name="dckn"/></text:p>
      <table:table table:name="Table1" table:style-name="Table1">
        <table:table-column table:style-name="Table1.A"/>
        <table:table-column table:style-name="Table1.B"/>
        <table:table-column table:style-name="Table1.C"/>
        <table:table-row>
          <table:table-cell table:style-name="Table1.A1" office:value-type="string">
            <text:p text:style-name="P1">Date</text:p>
          </table:table-cell>
          <table:table-cell table:style-name="Table1.A1" office:value-type="string">
            <text:p text:style-name="P1"><text:change text:change-id="ct150784768"/><text:change-start text:change-id="ct150785240"/>Changes<text:change-end text:change-id="ct150785240"/></text:p>
          </table:table-cell>
          <table:table-cell table:style-name="Table1.C1" office:value-type="string">
            <text:p text:style-name="P1">Author(s)</text:p>
          </table:table-cell>
        </table:table-row>
        <table:table-row>
          <table:table-cell table:style-name="Table1.A2" office:value-type="string">
            <text:p text:style-name="Table_20_Contents">2007-10-xx</text:p>
          </table:table-cell>
          <table:table-cell table:style-name="Table1.B2" office:value-type="string">
            <text:list text:style-name="List_20_1">
              <text:list-item>
                <text:p text:style-name="P73"><text:span text:style-name="T8">Initial</text:span> version</text:p>
              </text:list-item>
            </text:list>
          </table:table-cell>
          <table:table-cell table:style-name="Table1.C2" office:value-type="string">
            <text:p text:style-name="Table_20_Contents">KMR<text:change text:change-id="ct144486352"/><text:change-start text:change-id="ct145824136"/></text:p>
            <text:p text:style-name="Table_20_Contents"><text:change-end text:change-id="ct145824136"/>Umeå</text:p>
          </table:table-cell>
        </table:table-row>
        <table:table-row>
          <table:table-cell table:style-name="Table1.A2" office:value-type="string">
            <text:p text:style-name="Table_20_Contents">2007-11-23</text:p>
          </table:table-cell>
          <table:table-cell table:style-name="Table1.B2" office:value-type="string">
            <text:list text:style-name="List_20_1">
              <text:list-item text:start-value="1">
                <text:p text:style-name="P54">HTTP and REST basics</text:p>
              </text:list-item>
              <text:list-item>
                <text:p text:style-name="P54">Detailed resource descriptions</text:p>
              </text:list-item>
              <text:list-item>
                <text:p text:style-name="P54">Query interface</text:p>
              </text:list-item>
            </text:list>
          </table:table-cell>
          <table:table-cell table:style-name="Table1.C2" office:value-type="string">
            <text:p text:style-name="Table_20_Contents">Hannes Ebner</text:p>
          </table:table-cell>
        </table:table-row>
        <table:table-row>
          <table:table-cell table:style-name="Table1.A2" office:value-type="string">
            <text:p text:style-name="Table_20_Contents">2007-12-11</text:p>
          </table:table-cell>
          <table:table-cell table:style-name="Table1.B2" office:value-type="string">
            <text:list text:style-name="List_20_1">
              <text:list-item text:start-value="1">
                <text:p text:style-name="P73"><text:span text:style-name="T8">Response</text:span> codes</text:p>
              </text:list-item>
            </text:list>
          </table:table-cell>
          <table:table-cell table:style-name="Table1.C2" office:value-type="string">
            <text:p text:style-name="Table_20_Contents">Hannes Ebner</text:p>
          </table:table-cell>
        </table:table-row>
        <table:table-row>
          <table:table-cell table:style-name="Table1.A2" office:value-type="string">
            <text:p text:style-name="Table_20_Contents"><text:change-start text:change-id="ct144486592"/>2008-04-30<text:change-end text:change-id="ct144486592"/></text:p>
          </table:table-cell>
          <table:table-cell table:style-name="Table1.B2" office:value-type="string">
            <text:list text:style-name="List_20_1">
              <text:list-item text:start-value="1">
                <text:p text:style-name="P74"><text:change-start text:change-id="ct152127248"/>Complemented<text:change-end text:change-id="ct152127248"/><text:change-start text:change-id="ct153050272"/> “metametadata” with “entry<text:change-end text:change-id="ct153050272"/><text:change-start text:change-id="ct145052800"/>”<text:change-end text:change-id="ct145052800"/><text:change-start text:change-id="ct153050568"/></text:p>
              </text:list-item>
              <text:list-item>
                <text:p text:style-name="P74">Based the creation of all resources on a single fa<text:change-end text:change-id="ct153050568"/><text:change-start text:change-id="ct153050664"/>ctory URI<text:change-end text:change-id="ct153050664"/></text:p>
              </text:list-item>
            </text:list>
          </table:table-cell>
          <table:table-cell table:style-name="Table1.C2" office:value-type="string">
            <text:p text:style-name="Table_20_Contents"><text:change-start text:change-id="ct142510872"/>Hannes Ebner<text:change-end text:change-id="ct142510872"/><text:change-start text:change-id="ct142511408"/></text:p>
            <text:p text:style-name="Table_20_Contents">Matthias Palmér<text:change-end text:change-id="ct142511408"/></text:p>
          </table:table-cell>
        </table:table-row>
        <table:table-row>
          <table:table-cell table:style-name="Table1.A2" office:value-type="string">
            <text:p text:style-name="Table_20_Contents"><text:change-start text:change-id="ct145053224"/>2008-05-14<text:change-end text:change-id="ct145053224"/></text:p>
          </table:table-cell>
          <table:table-cell table:style-name="Table1.B2" office:value-type="string">
            <text:list text:style-name="List_20_1">
              <text:list-item text:start-value="1">
                <text:p text:style-name="P74"><text:change-start text:change-id="ct154298504"/>Removed “typed” URIs, all types are handled via “data” now<text:change-end text:change-id="ct154298504"/></text:p>
              </text:list-item>
            </text:list>
          </table:table-cell>
          <table:table-cell table:style-name="Table1.C2" office:value-type="string">
            <text:p text:style-name="Table_20_Contents"><text:change-start text:change-id="ct154298408"/>Hannes Ebner<text:change-end text:change-id="ct154298408"/><text:change-start text:change-id="ct154298720"/></text:p>
            <text:p text:style-name="Table_20_Contents"><text:change-end text:change-id="ct154298720"/><text:change-start text:change-id="ct151096344"/>Matthias Palmér<text:change-end text:change-id="ct151096344"/></text:p>
          </table:table-cell>
        </table:table-row>
      </table:table>
      <text:h text:style-name="Heading_20_2" text:outline-level="2" text:is-list-header="true"/>
      <text:h text:style-name="P5" text:outline-level="2">Basics about HTTP and REST</text:h>
      <text:h text:style-name="P29" text:outline-level="3">Resource-<text:span text:style-name="T9">Oriented</text:span> Architecture</text:h>
      <text:p text:style-name="P2">This specification is written with REST and ROA in mind.<text:line-break/><text:line-break/>You can find more detailed information on this topic <text:change text:change-id="ct151545416"/><text:change-start text:change-id="ct141301408"/>in<text:change-end text:change-id="ct141301408"/> these publications:</text:p>
      <text:p text:style-name="P2"/>
      <text:list text:style-name="L3">
        <text:list-item>
          <text:list>
            <text:list-item>
              <text:p text:style-name="P64">Representational State Transfer, Architectural Styles and the Design of Network-based Software Architectures, Roy T. Fielding</text:p>
            </text:list-item>
            <text:list-item>
              <text:p text:style-name="P65">RESTful Web Services, Leonard Richardson and Sam Ruby, O'Reilly</text:p>
            </text:list-item>
          </text:list>
        </text:list-item>
      </text:list>
      <text:h text:style-name="Heading_20_3" text:outline-level="3">HTTP Methods</text:h>
      <text:p text:style-name="P3">(from O'Reilly RESTful Web Services, chapter 8)<text:line-break/><text:line-break/>A <text:span text:style-name="T1">GET</text:span> request is a request for information about a resource. The information is delivered as a set of headers and a representation. The client never sends a representation along with a GET request.<text:line-break/><text:line-break/>A <text:span text:style-name="T1">HEAD</text:span> request is the same as a GET re<text:change-start text:change-id="ct152044944"/>q<text:change-end text:change-id="ct152044944"/>u<text:change text:change-id="ct151346360"/>est, except that only the headers are sent in response. The representation is omitted.<text:line-break/><text:line-break/>A <text:span text:style-name="T1">PUT</text:span> request is an assertion about the state of a resource. The client usually sends a representation along with a PUT request, and the server tries to create or change the resource so that its state matches what the representation says. A PUT request with no representation is just an assertion that a resource should exist at a certain URI.<text:line-break/><text:line-break/>A <text:span text:style-name="T1">DELETE</text:span> request is an assertion that a resource should no longer exist. The client never sends a representation along with a DELETE request.<text:line-break/><text:line-break/>A <text:span text:style-name="T1">POST</text:span> request is an attempt to create a new resource from an existing one. The existing resource may be the parent of the new one in a data-structure sense, the way the root of a tree is the parent of all its leaf nodes. Or the existing resource may be a special "factory" resource whose only purpose is to generate other resources. The representation sent along with a POST request describes the initial state of the new resource. As with PUT, a POST request doesn't need to include a representation at all.<text:line-break/>A POST request may also be used to append to the state of an existing resource, without creating a whole new resource.<text:line-break/><text:line-break/>An <text:span text:style-name="T1">OPTIONS</text:span> request is an attempt to discover the levers of state: to find out which subset of the uniform interface a resource supports. It's rarely used. Today's services specify the levers of state up front, either in human-readable documentation or in hypermedia documents like XHTML and WADL files.<text:line-break/><text:line-break/>If you find yourself wanting to add another method or additional features to HTTP, you can overload POST, but you probably need to add another kind of resource. If you start wanting to add transactional support to HTTP, you should probably expose transactions as resources that can be created, updated, and deleted.</text:p>
      <text:h text:style-name="P31" text:outline-level="3">Safety and idempotence</text:h>
      <text:p text:style-name="P24">Following the HTTP standard, GET and HEAD requests should be safe, this means that no data (except perhaps an access counter or log file) should be modified upon such requests. In addition there is idempotent <text:soft-page-break/>requests, like PUT and DELETE. This means that it does not matter whether you do this request one time or 20 times, the result will always be the same. POST is neither safe nor idempotent, two identical posts to the same URI will probably result in two equal children instead of just one.<text:line-break/><text:line-break/>These two principles make HTTP requests reliable. It doesn't matter why (unreliable network, problems with the client) of if a request fails, you can't destroy or change any data by resending the commands.</text:p>
      <text:h text:style-name="Heading_20_3" text:outline-level="3">Statelessness</text:h>
      <text:p text:style-name="P24">Statelessness means that all requests sent to the server have to contain all information necessary to fulfill the requests. The server will not remember anything from previous requests. If there is session handling to be done, this has to happen on the client side. Server side sessions are stateful and should therefore be avoided.</text:p>
      <text:h text:style-name="Heading_20_3" text:outline-level="3">Query Variables</text:h>
      <text:p text:style-name="P24">Query variables should be used in cases when resources are result of calling an algorithmic method, like performing a search.<text:line-break/><text:line-break/>Instead of<text:line-break/><text:line-break/><text:tab/><text:span text:style-name="T7">http://knowgate.nada.kth.se/portfolios/v1/search/kmr</text:span><text:line-break/><text:line-break/>it is more appropriate to have a URI like<text:line-break/><text:span text:style-name="T7"><text:line-break/><text:tab/>http://knowgate.nada.kth.se/portfolios/v1/search?query=kmr</text:span></text:p>
      <text:h text:style-name="P31" text:outline-level="3">Response Codes</text:h>
      <text:p text:style-name="P4">HTTP status codes tell the client whether a request succeeded or not. If not, the code tells some details to what happened. The RFC defines a lot of different response codes, with varying importance. </text:p>
      <text:p text:style-name="P4">The most important ones are probably 200 ("OK"), 201 (“Created”), 301 ("Moved Permanently"), 400 ("Bad Request"), 404 ("Not Found"), 410 ("Gone"), 409 ("Conflict"), and 500 ("Internal Server Error"). Please see the RFC for details on these codes.</text:p>
      <text:h text:style-name="Heading_20_3" text:outline-level="3">Variables and Encodings </text:h>
      <text:p text:style-name="P4">To avoid any problems with character encoding etc, it is recommended to use ASCII characters for the following parameters (e.g. {portfolio} and various IDs). This could be for example a simple ID (integer) or a hash-value like MD5. If full URIs are used they should be encoded.<text:line-break/><text:line-break/>Portfolios typically handle multilingual data, so it is recommended to keep all of the data in the same encoding. The recommendation is to use UTF-8.</text:p>
      <text:h text:style-name="Heading_20_3" text:outline-level="3">Authentication and Authorization</text:h>
      <text:p text:style-name="Standard">Authentication maps a specific request to a user, this means that the user credentials have to be sent with every single request (we don't have server-supported sessions in the REST world). Authorization is checking whether the requesting (and authorized) user is allowed to perform a specific request. Authorization is the <text:soft-page-break/>step after Authentication. HTTP has a header field called “Authorization” which is supposed to hold the credentials. If the credentials are missing but required, or the wrong method is used, the server replies with a response code 401 “Unauthorized”.</text:p>
      <text:p text:style-name="Standard">The two basic HTTP authentication methods are described in RFC 2617 (“HTTP Authentication: Basic and Digest Access Authentication”). The portfolio specification is going to rely on standardized HTTP Authentication, as it supported out of the box by a wide range of server and client applications and libraries.</text:p>
      <text:p text:style-name="P39">For a security reasons HTTPS should be prefe<text:change-start text:change-id="ct153574424"/>r<text:change-end text:change-id="ct153574424"/>red over plain HTTP for all operations where credentials are sent in plain-text (e.g. all on-digest transferrals) from the client to the server.</text:p>
      <text:h text:style-name="Heading_20_3" text:outline-level="3">Asynchronous Requests</text:h>
      <text:p text:style-name="P45">HTTP follows a synchronous approach, every request is followed by an immediate response. This makes it difficult to handle operations which take longer, perhaps hours (or even days), to complete. There is the requirement of having an open socket waiting for the response, the risk of time-outs or just a broken network connection, so just waiting for a time-consuming request is not an option.<text:line-break/><text:line-break/>However, there is the possibility of splitting an asynchronous request into several synchronous requests. The first request tells the server what to do, the server starts processing the request but answers immediately with an "Accepted" status response and a location where the client can follow up the status of the request.</text:p>
      <text:h text:style-name="Heading_20_3" text:outline-level="3">Content Negotiation</text:h>
      <text:p text:style-name="Standard">HTTP allows for content negotiation using request and response headers. When the client sends a request, it can specify the expected content type for the reply. The server may react on this request and send the data in the right format, or simply ignore it (e.g. because the format is not supported by the server) and send another content type. Content negotiation is not just possible for the media format, it might also be used for the language. The client specifies its special request using Accept-headers.</text:p>
      <text:p text:style-name="Standard">Compression is part of the content-negotiation process, both the client and the server may compress the entity bodies and tell the recipient about it.</text:p>
      <text:p text:style-name="Standard">The availab<text:change-start text:change-id="ct153574800"/>l<text:change-end text:change-id="ct153574800"/>e mime-types are described <text:change text:change-id="ct152041568"/><text:change-start text:change-id="ct144801992"/>separately<text:change-end text:change-id="ct144801992"/> for each resource in this specification.</text:p>
      <text:h text:style-name="Heading_20_3" text:outline-level="3">Conditional GET and Caching</text:h>
      <text:p text:style-name="P4">A conditional is a way to save resources on the server-side and bandwidth. The client may tell the server that it should just send an entity body if the requested information is newer than a timestamp given in the request header.</text:p>
      <text:p text:style-name="P4">In addition, the server may send an <text:change text:change-id="ct142515104"/><text:change-start text:change-id="ct153050760"/>additional<text:change-end text:change-id="ct153050760"/> timestamp telling the client when the data is expected to expire. After this period, the client may send a full GET or an <text:change text:change-id="ct153579400"/><text:change-start text:change-id="ct152210376"/>additional<text:change-end text:change-id="ct152210376"/> GET. The server may also ask the client to not cache any data.</text:p>
      <text:h text:style-name="Heading_20_3" text:outline-level="3">Workaround for missing HTTP methods</text:h>
      <text:p text:style-name="Standard">There are several browsers/client which do not support HTTP PUT and DELETE commands. To be able to work with such browsers as well, the service can implement (fake) the missing commands using the supported commands.</text:p>
      <text:p text:style-name="Standard">Very common is to (ab)use the POST command for this purpose. The recommended way of doing this is sending a POST request with the desired method in the query string.</text:p>
      <text:p text:style-name="Standard"><text:soft-page-break/>An example for deleting a resource using POST could look like this:</text:p>
      <text:p text:style-name="P44"><text:tab/>POST {base-uri}/{portfolio-id}/data/{resource-id}?method=delete</text:p>
      <text:p text:style-name="P35">An alternative is to send the desired method in the HTTP request header (X-HTTP-Method-Override). There are service which recognize such a header, but there are also clients which do not support a custom override header. This makes the query string approach the preferred one.</text:p>
      <text:h text:style-name="P5" text:outline-level="2">Portfolio Assumptions</text:h>
      <text:h text:style-name="Heading_20_3" text:outline-level="3">Resource Identifiers (URIs)</text:h>
      <text:p text:style-name="P4">The base URI constructs itself out of the protocol (HTTP or HTTPS), the domain name of the server, the initial path (optional), and a version string determining the implementation. To be backwards compatible (so that old clients still work when changing the specification), the versioning information should be included inside the URIs. Upon upgrade, the old resources should work along with the new ones for a transitional period.<text:line-break/><text:line-break/>Example for a versioned base URI:</text:p>
      <text:p text:style-name="P4"><text:span text:style-name="T7"><text:tab/>http://knowgate.nada.kth.se/portfolios/v1/</text:span><text:line-break/><text:line-break/>The next revision of the portfolio specification could lead to an additional implementation with e.g. version 2.</text:p>
      <text:h text:style-name="P30" text:outline-level="3">Response Codes</text:h>
      <text:h text:style-name="P9" text:outline-level="4">Successful requests</text:h>
      <text:p text:style-name="P46">When a resource is created, the HTTP response code is 201 (“Created”) and the location header should point to the resource's location.</text:p>
      <text:p text:style-name="P46">When a resource is deleted, the response code should be 200 (“OK”).</text:p>
      <text:p text:style-name="Standard">When a resource is modified, the response code should be 200 (“OK”). If the request changes the resource in a way which also affects the resources URI (e.g. when something is renamed), the response code should be 301 (“Moved Permanently”) and the location header should point to the resource's location.</text:p>
      <text:h text:style-name="P28" text:outline-level="4">Unsuccessful requests</text:h>
      <text:p text:style-name="Standard">When requesting a protected resource without authorization (this means without the authorization header set), the response code should be 401 (“Unauthorized”).</text:p>
      <text:p text:style-name="Standard">When trying to create a resource that already exists or renaming a resource to an already existing identifier, the response code should be 409 (“Conflict”).</text:p>
      <text:p text:style-name="Standard">When sending a request which does not make sense, has incomplete information or contains bad data, the response code should be 400 (“Bad Request”).</text:p>
      <text:p text:style-name="Standard">When requesting a nonexistent resource, the response code should be 404 (“Not Found”).</text:p>
      <text:p text:style-name="P39">When sending data which is not understood by the server (e.g. the client sends XML data but the server expects JSON), the response code should be 415 (“Unsupported Media Type”).</text:p>
      <text:h text:style-name="P5" text:outline-level="2">Resources<text:change text:change-id="ct153203952"/><text:change-start text:change-id="ct153203304"/>Everything is based on the “Entry” resource. E.g. before creating data, metadata, lists, etc, an entry has to be created using the factory URL.</text:h>
      <text:h text:style-name="Heading_20_3" text:outline-level="3"><text:change-end text:change-id="ct153203304"/><text:change-start text:change-id="ct152469320"/>Entry</text:h>
      <text:h text:style-name="P15" text:outline-level="4">Content</text:h>
      <text:p text:style-name="P16"/>
      <text:list text:style-name="L2">
        <text:list-item text:start-value="1">
          <text:p text:style-name="P17">Date variants </text:p>
        </text:list-item>
        <text:list-item>
          <text:p text:style-name="P17">Creator, modifier</text:p>
        </text:list-item>
        <text:list-item>
          <text:p text:style-name="P17">Versioning information</text:p>
        </text:list-item>
        <text:list-item>
          <text:p text:style-name="P17">Link to metadata</text:p>
        </text:list-item>
        <text:list-item>
          <text:p text:style-name="P17">Link to resource</text:p>
        </text:list-item>
      </text:list>
      <text:h text:style-name="P15" text:outline-level="4">Resource Interface</text:h>
      <text:p text:style-name="P13"><text:bookmark text:name="qzhj31"/><text:change-end text:change-id="ct152469320"/></text:p>
      <table:table table:name="Table13" table:style-name="Table13">
        <table:table-column table:style-name="Table13.A"/>
        <table:table-column table:style-name="Table13.B"/>
        <table:table-row>
          <table:table-cell table:style-name="Table13.A1" office:value-type="string">
            <text:p text:style-name="P10"><text:change-start text:change-id="ct152780456"/>Operation<text:change-end text:change-id="ct152780456"/></text:p>
          </table:table-cell>
          <table:table-cell table:style-name="Table13.B1" office:value-type="string">
            <text:p text:style-name="P10"><text:change-start text:change-id="ct152780232"/>Method and URI<text:change-end text:change-id="ct152780232"/></text:p>
          </table:table-cell>
        </table:table-row>
        <table:table-row>
          <table:table-cell table:style-name="Table13.A2" office:value-type="string">
            <text:p text:style-name="Table_20_Contents"><text:change-start text:change-id="ct153147992"/>Fetch<text:change-end text:change-id="ct153147992"/></text:p>
          </table:table-cell>
          <table:table-cell table:style-name="Table13.B2" office:value-type="string">
            <text:p text:style-name="P11"><text:change-start text:change-id="ct152779408"/>GET {base-uri}/{portfolio-id}/entry/{resource-id}<text:change-end text:change-id="ct152779408"/></text:p>
          </table:table-cell>
        </table:table-row>
        <table:table-row>
          <table:table-cell table:style-name="Table13.A2" office:value-type="string">
            <text:p text:style-name="Table_20_Contents"><text:change-start text:change-id="ct152779600"/>Create<text:change-end text:change-id="ct152779600"/></text:p>
          </table:table-cell>
          <table:table-cell table:style-name="Table13.B2" office:value-type="string">
            <text:p text:style-name="P11"><text:change-start text:change-id="ct152224064"/>POST {base-uri}/{portfolio-id}/<text:change-end text:change-id="ct152224064"/></text:p>
          </table:table-cell>
        </table:table-row>
        <table:table-row>
          <table:table-cell table:style-name="Table13.A2" office:value-type="string">
            <text:p text:style-name="Table_20_Contents"><text:change-start text:change-id="ct152224256"/>Delete<text:change-end text:change-id="ct152224256"/></text:p>
          </table:table-cell>
          <table:table-cell table:style-name="Table13.B2" office:value-type="string">
            <text:p text:style-name="P11"><text:change-start text:change-id="ct152860408"/>DELETE {base-uri}/{portfolio-id}/entry/{resource-id}</text:p>
            <text:p text:style-name="P11">alt: POST {base-uri}/{portfolio-id}/entry/</text:p>
            <text:p text:style-name="P11"><text:tab/>{resource-id}?method=delete<text:change-end text:change-id="ct152860408"/></text:p>
          </table:table-cell>
        </table:table-row>
      </table:table>
      <text:p text:style-name="Standard"><text:change-start text:change-id="ct152214776"/>The “alt:” implementations are targeted to clients which don't support PUT or DELETE commands. See also the section “Workaround for missing HTTP methods” above.</text:p>
      <text:h text:style-name="P18" text:outline-level="4">Representations<text:bookmark text:name="k9qw21"/></text:h>
      <table:table table:name="Table14" table:style-name="Table14">
        <table:table-column table:style-name="Table14.A"/>
        <table:table-column table:style-name="Table14.B"/>
        <table:table-column table:style-name="Table14.C"/>
        <table:table-row>
          <table:table-cell table:style-name="Table14.A1" office:value-type="string">
            <text:p text:style-name="P10">Format</text:p>
          </table:table-cell>
          <table:table-cell table:style-name="Table14.A1" office:value-type="string">
            <text:p text:style-name="P10">MIME type</text:p>
          </table:table-cell>
          <table:table-cell table:style-name="Table14.C1" office:value-type="string">
            <text:p text:style-name="P10">Supported methods</text:p>
          </table:table-cell>
        </table:table-row>
        <table:table-row>
          <table:table-cell table:style-name="Table14.A2" office:value-type="string">
            <text:p text:style-name="Table_20_Contents">JSON</text:p>
          </table:table-cell>
          <table:table-cell table:style-name="Table14.A2" office:value-type="string">
            <text:p text:style-name="P11">application/json</text:p>
          </table:table-cell>
          <table:table-cell table:style-name="Table14.C2" office:value-type="string">
            <text:p text:style-name="Table_20_Contents">GET, POST, PUT</text:p>
          </table:table-cell>
        </table:table-row>
        <table:table-row>
          <table:table-cell table:style-name="Table14.A2" office:value-type="string">
            <text:p text:style-name="Table_20_Contents">RDF</text:p>
          </table:table-cell>
          <table:table-cell table:style-name="Table14.A2" office:value-type="string">
            <text:p text:style-name="P11">application/rdf+xml</text:p>
          </table:table-cell>
          <table:table-cell table:style-name="Table14.C2" office:value-type="string">
            <text:p text:style-name="Table_20_Contents">GET</text:p>
          </table:table-cell>
        </table:table-row>
        <table:table-row>
          <table:table-cell table:style-name="Table14.A2" office:value-type="string">
            <text:p text:style-name="Table_20_Contents">HTML</text:p>
          </table:table-cell>
          <table:table-cell table:style-name="Table14.A2" office:value-type="string">
            <text:p text:style-name="P11">text/html</text:p>
          </table:table-cell>
          <table:table-cell table:style-name="Table14.C2" office:value-type="string">
            <text:p text:style-name="Table_20_Contents">GET</text:p>
          </table:table-cell>
        </table:table-row>
      </table:table>
      <text:p text:style-name="P4"/>
      <text:h text:style-name="P41" text:outline-level="3"><text:change-end text:change-id="ct152214776"/><text:change-start text:change-id="ct153700784"/>Data</text:h>
      <text:h text:style-name="P18" text:outline-level="4">Content</text:h>
      <text:p text:style-name="P4">This resource is used for addressing binary data, lists and other types of content.<text:change-end text:change-id="ct153700784"/><text:change text:change-id="ct153626888"/><text:change-start text:change-id="ct156558224"/></text:p>
      <text:p text:style-name="P4">TODO: include list of possible formats/types here<text:change-end text:change-id="ct156558224"/><text:change-start text:change-id="ct157352752"/></text:p>
      <text:p text:style-name="P4">Whereas binary data contains data as it is, the list type is a more complex. It holds the following information:</text:p>
      <text:list text:style-name="L1">
        <text:list-item>
          <text:p text:style-name="P8">Minimal metadata about itself and its children</text:p>
        </text:list-item>
        <text:list-item>
          <text:p text:style-name="P8">Additional metadata (specified by the parameter “amd”) about itself and all its children</text:p>
        </text:list-item>
        <text:list-item>
          <text:p text:style-name="P8">Link to metadata and metametadata for the list</text:p>
        </text:list-item>
        <text:list-item>
          <text:p text:style-name="P8">Link to the resource, metadata and metametadata for every child<text:change-end text:change-id="ct157352752"/></text:p>
        </text:list-item>
      </text:list>
      <text:h text:style-name="Heading_20_4" text:outline-level="4">Resource Interface</text:h>
      <text:p text:style-name="P13"><text:bookmark text:name="qzhj"/></text:p>
      <table:table table:name="Table2" table:style-name="Table2">
        <table:table-column table:style-name="Table2.A"/>
        <table:table-column table:style-name="Table2.B"/>
        <table:table-row>
          <table:table-cell table:style-name="Table2.A1" office:value-type="string">
            <text:p text:style-name="P10">Operation</text:p>
          </table:table-cell>
          <table:table-cell table:style-name="Table2.B1" office:value-type="string">
            <text:p text:style-name="P10">Method and URI</text:p>
          </table:table-cell>
        </table:table-row>
        <table:table-row>
          <table:table-cell table:style-name="Table2.A2" office:value-type="string">
            <text:p text:style-name="Table_20_Contents">Fetch <text:change-start text:change-id="ct155037080"/>data<text:change-end text:change-id="ct155037080"/><text:change text:change-id="ct154640944"/></text:p>
          </table:table-cell>
          <table:table-cell table:style-name="Table2.B2" office:value-type="string">
            <text:p text:style-name="P11">GET {base-uri}/{portfolio-id}/data/{resource-id}</text:p>
          </table:table-cell>
        </table:table-row>
        <table:table-row>
          <table:table-cell table:style-name="Table2.A2" office:value-type="string">
            <text:p text:style-name="Table_20_Contents"><text:change-start text:change-id="ct152206152"/>Add or <text:change-end text:change-id="ct152206152"/><text:change text:change-id="ct142135016"/><text:change-start text:change-id="ct142135112"/>m<text:change-end text:change-id="ct142135112"/>odify<text:change text:change-id="ct142135208"/><text:change-start text:change-id="ct154882640"/> data<text:change-end text:change-id="ct154882640"/></text:p>
          </table:table-cell>
          <table:table-cell table:style-name="Table2.B2" office:value-type="string">
            <text:p text:style-name="P11">PUT {base-uri}/{portfolio-id}/data/{resource-id}</text:p>
            <text:p text:style-name="P11">alt: POST {base-uri}/<text:span text:style-name="T7">{portfolio-id}/data/{resource-id}?method=put</text:span></text:p>
          </table:table-cell>
        </table:table-row>
        <table:table-row>
          <table:table-cell table:style-name="Table2.A2" office:value-type="string">
            <text:p text:style-name="Table_20_Contents">Delete<text:change text:change-id="ct142135832"/><text:change-start text:change-id="ct155035872"/> data<text:change-end text:change-id="ct155035872"/></text:p>
          </table:table-cell>
          <table:table-cell table:style-name="Table2.B2" office:value-type="string">
            <text:p text:style-name="P11">DELETE {base-uri}/{portfolio-id}/data/{resource-id}</text:p>
            <text:p text:style-name="P11">alt: POST {base-uri}/{portfolio-id}/data/{resource-id}?method=delete</text:p>
          </table:table-cell>
        </table:table-row>
      </table:table>
      <text:p text:style-name="P4"><text:line-break/>The “alt:” implementations are targeted to clients which don't support PUT or DELETE commands. See also the section “Workaround for missing HTTP methods” above.</text:p>
      <text:h text:style-name="P9" text:outline-level="4">Representations</text:h>
      <text:p text:style-name="Text_20_body">The mime type depends on the stored data, if it is unknown <text:span text:style-name="T7">application/octet-stream</text:span> is returned.<text:change-start text:change-id="ct155620672"/></text:p>
      <text:p text:style-name="Text_20_body"/>
      <table:table table:name="Table15" table:style-name="Table15">
        <table:table-column table:style-name="Table15.A"/>
        <table:table-column table:style-name="Table15.B"/>
        <table:table-column table:style-name="Table15.C"/>
        <table:table-row>
          <table:table-cell table:style-name="Table15.A1" office:value-type="string">
            <text:p text:style-name="P10">Format</text:p>
          </table:table-cell>
          <table:table-cell table:style-name="Table15.A1" office:value-type="string">
            <text:p text:style-name="P10">MIME type</text:p>
          </table:table-cell>
          <table:table-cell table:style-name="Table15.C1" office:value-type="string">
            <text:p text:style-name="P10">Supported methods</text:p>
          </table:table-cell>
        </table:table-row>
        <table:table-row>
          <table:table-cell table:style-name="Table15.A2" office:value-type="string">
            <text:p text:style-name="Table_20_Contents">JSON</text:p>
          </table:table-cell>
          <table:table-cell table:style-name="Table15.A2" office:value-type="string">
            <text:p text:style-name="P11">application/json</text:p>
          </table:table-cell>
          <table:table-cell table:style-name="Table15.C2" office:value-type="string">
            <text:p text:style-name="Table_20_Contents">GET, POST, PUT</text:p>
          </table:table-cell>
        </table:table-row>
        <table:table-row>
          <table:table-cell table:style-name="Table15.A2" office:value-type="string">
            <text:p text:style-name="Table_20_Contents">RDF</text:p>
          </table:table-cell>
          <table:table-cell table:style-name="Table15.A2" office:value-type="string">
            <text:p text:style-name="P11">application/rdf+xml</text:p>
          </table:table-cell>
          <table:table-cell table:style-name="Table15.C2" office:value-type="string">
            <text:p text:style-name="Table_20_Contents">GET</text:p>
          </table:table-cell>
        </table:table-row>
        <table:table-row>
          <table:table-cell table:style-name="Table15.A2" office:value-type="string">
            <text:p text:style-name="Table_20_Contents">HTML</text:p>
          </table:table-cell>
          <table:table-cell table:style-name="Table15.A2" office:value-type="string">
            <text:p text:style-name="P11">text/html</text:p>
          </table:table-cell>
          <table:table-cell table:style-name="Table15.C2" office:value-type="string">
            <text:p text:style-name="Table_20_Contents">GET</text:p>
          </table:table-cell>
        </table:table-row>
      </table:table>
      <text:h text:style-name="P6" text:outline-level="3" text:is-list-header="true"><text:bookmark text:name="qzhj1"/><text:change-end text:change-id="ct155620672"/><text:change text:change-id="ct156650280"/><text:change text:change-id="ct155621816"/><text:change text:change-id="ct154518640"/></text:h>
      <table:table table:name="Table3" table:style-name="Table3">
        <table:table-column table:style-name="Table3.A"/>
        <table:table-column table:style-name="Table3.B"/>
        <table:table-column table:style-name="Table3.C"/>
        <table:table-row>
          <table:table-cell table:style-name="Table3.A1" office:value-type="string">
            <text:p text:style-name="P10"><text:change text:change-id="ct155905528"/></text:p>
          </table:table-cell>
          <table:table-cell table:style-name="Table3.A1" office:value-type="string">
            <text:p text:style-name="P10"><text:change text:change-id="ct154665312"/></text:p>
          </table:table-cell>
          <table:table-cell table:style-name="Table3.C1" office:value-type="string">
            <text:p text:style-name="P10"><text:change text:change-id="ct154665408"/></text:p>
          </table:table-cell>
        </table:table-row>
        <table:table-row>
          <table:table-cell table:style-name="Table3.A2" office:value-type="string">
            <text:p text:style-name="Table_20_Contents"><text:change text:change-id="ct155147816"/><text:change text:change-id="ct152884440"/><text:change text:change-id="ct152884168"/></text:p>
          </table:table-cell>
          <table:table-cell table:style-name="Table3.A2" office:value-type="string">
            <text:p text:style-name="P11"><text:change text:change-id="ct153789152"/><text:change text:change-id="ct150755856"/><text:change text:change-id="ct152884760"/><text:change text:change-id="ct152884856"/></text:p>
          </table:table-cell>
          <table:table-cell table:style-name="Table3.C2" office:value-type="string">
            <text:p text:style-name="Table_20_Contents"/>
          </table:table-cell>
        </table:table-row>
        <table:table-row>
          <table:table-cell table:style-name="Table3.A2" office:value-type="string">
            <text:p text:style-name="Table_20_Contents"><text:change-start text:change-id="ct150756048"/><text:change-end text:change-id="ct150756048"/><text:change text:change-id="ct155841472"/><text:change-start text:change-id="ct150756144"/><text:change-end text:change-id="ct150756144"/></text:p>
          </table:table-cell>
          <table:table-cell table:style-name="Table3.A2" office:value-type="string">
            <text:p text:style-name="P11"><text:change text:change-id="ct156835384"/><text:change-start text:change-id="ct150756440"/><text:change-end text:change-id="ct150756440"/></text:p>
          </table:table-cell>
          <table:table-cell table:style-name="Table3.C2" office:value-type="string">
            <text:p text:style-name="Table_20_Contents"/>
          </table:table-cell>
        </table:table-row>
        <table:table-row>
          <table:table-cell table:style-name="Table3.A2" office:value-type="string">
            <text:p text:style-name="Table_20_Contents"><text:change text:change-id="ct153745096"/><text:change text:change-id="ct150756736"/></text:p>
          </table:table-cell>
          <table:table-cell table:style-name="Table3.A2" office:value-type="string">
            <text:p text:style-name="P11"><text:change text:change-id="ct156557768"/><text:change-start text:change-id="ct150757184"/><text:change-end text:change-id="ct150757184"/><text:change text:change-id="ct152768480"/><text:change text:change-id="ct152768384"/><text:change-start text:change-id="ct152768800"/><text:change-end text:change-id="ct152768800"/><text:change text:change-id="ct152768992"/><text:change text:change-id="ct152768896"/></text:p>
          </table:table-cell>
          <table:table-cell table:style-name="Table3.C2" office:value-type="string">
            <text:p text:style-name="Table_20_Contents"><text:change text:change-id="ct157327200"/></text:p>
          </table:table-cell>
        </table:table-row>
      </table:table>
      <text:p text:style-name="P12"><text:bookmark text:name="k9qw"/><text:change text:change-id="ct157327296"/></text:p>
      <table:table table:name="Table4" table:style-name="Table4">
        <table:table-column table:style-name="Table4.A"/>
        <table:table-column table:style-name="Table4.B"/>
        <table:table-column table:style-name="Table4.C"/>
        <table:table-row>
          <table:table-cell table:style-name="Table4.A1" office:value-type="string">
            <text:p text:style-name="P10"><text:change text:change-id="ct156557576"/></text:p>
          </table:table-cell>
          <table:table-cell table:style-name="Table4.A1" office:value-type="string">
            <text:p text:style-name="P10"><text:change text:change-id="ct159053872"/></text:p>
          </table:table-cell>
          <table:table-cell table:style-name="Table4.C1" office:value-type="string">
            <text:p text:style-name="P10"><text:change text:change-id="ct157141264"/></text:p>
          </table:table-cell>
        </table:table-row>
        <table:table-row>
          <table:table-cell table:style-name="Table4.A2" office:value-type="string">
            <text:p text:style-name="Table_20_Contents"><text:change text:change-id="ct157389240"/></text:p>
          </table:table-cell>
          <table:table-cell table:style-name="Table4.A2" office:value-type="string">
            <text:p text:style-name="P11"><text:change text:change-id="ct159054744"/></text:p>
          </table:table-cell>
          <table:table-cell table:style-name="Table4.C2" office:value-type="string">
            <text:p text:style-name="Table_20_Contents"><text:change text:change-id="ct154853912"/></text:p>
          </table:table-cell>
        </table:table-row>
        <table:table-row>
          <table:table-cell table:style-name="Table4.A2" office:value-type="string">
            <text:p text:style-name="Table_20_Contents"><text:change text:change-id="ct153716808"/></text:p>
          </table:table-cell>
          <table:table-cell table:style-name="Table4.A2" office:value-type="string">
            <text:p text:style-name="P11"><text:change text:change-id="ct156560160"/></text:p>
          </table:table-cell>
          <table:table-cell table:style-name="Table4.C2" office:value-type="string">
            <text:p text:style-name="Table_20_Contents"><text:change text:change-id="ct153714696"/></text:p>
          </table:table-cell>
        </table:table-row>
        <table:table-row>
          <table:table-cell table:style-name="Table4.A2" office:value-type="string">
            <text:p text:style-name="Table_20_Contents"><text:change text:change-id="ct157202280"/></text:p>
          </table:table-cell>
          <table:table-cell table:style-name="Table4.A2" office:value-type="string">
            <text:p text:style-name="P11"><text:change text:change-id="ct156559736"/></text:p>
          </table:table-cell>
          <table:table-cell table:style-name="Table4.C2" office:value-type="string">
            <text:p text:style-name="Table_20_Contents"><text:change text:change-id="ct156559968"/></text:p>
          </table:table-cell>
        </table:table-row>
      </table:table>
      <text:h text:style-name="Heading_20_4" text:outline-level="4" text:is-list-header="true"/>
      <text:h text:style-name="P41" text:outline-level="3">Metadata</text:h>
      <text:h text:style-name="Heading_20_4" text:outline-level="4">Content</text:h>
      <text:list text:style-name="L4">
        <text:list-item>
          <text:p>Minimal metadata<text:change text:change-id="ct152796144"/></text:p>
        </text:list-item>
        <text:list-item>
          <text:p>Additional metadata specified by “amd”<text:change text:change-id="ct153970688"/></text:p>
        </text:list-item>
        <text:list-item>
          <text:p>Link to the provenance information<text:change text:change-id="ct152797160"/></text:p>
        </text:list-item>
        <text:list-item>
          <text:p>Link to the resource<text:change text:change-id="ct152796392"/></text:p>
        </text:list-item>
        <text:list-item>
          <text:p>Link to parent folders<text:change text:change-id="ct152104768"/></text:p>
        </text:list-item>
      </text:list>
      <text:h text:style-name="P9" text:outline-level="4">Resource Interface</text:h>
      <text:p text:style-name="P13"><text:bookmark text:name="qzhj2"/></text:p>
      <table:table table:name="Table5" table:style-name="Table5">
        <table:table-column table:style-name="Table5.A"/>
        <table:table-column table:style-name="Table5.B"/>
        <table:table-row>
          <table:table-cell table:style-name="Table5.A1" office:value-type="string">
            <text:p text:style-name="P10">Operation</text:p>
          </table:table-cell>
          <table:table-cell table:style-name="Table5.B1" office:value-type="string">
            <text:p text:style-name="P10">Method and URI</text:p>
          </table:table-cell>
        </table:table-row>
        <table:table-row>
          <table:table-cell table:style-name="Table5.A2" office:value-type="string">
            <text:p text:style-name="Table_20_Contents">Fetch metadata</text:p>
          </table:table-cell>
          <table:table-cell table:style-name="Table5.B2" office:value-type="string">
            <text:p text:style-name="P11">GET {base-uri}/{portfolio-id}/metadata/{resource-id}</text:p>
          </table:table-cell>
        </table:table-row>
        <table:table-row>
          <table:table-cell table:style-name="Table5.A2" office:value-type="string">
            <text:p text:style-name="Table_20_Contents"><text:change-start text:change-id="ct152115096"/>M<text:change-end text:change-id="ct152115096"/><text:change text:change-id="ct152466592"/>odify<text:change text:change-id="ct152115352"/></text:p>
          </table:table-cell>
          <table:table-cell table:style-name="Table5.B2" office:value-type="string">
            <text:p text:style-name="P11">PUT {base-uri}/{portfolio-id}/metadata/{resource-id}</text:p>
            <text:p text:style-name="P11">alt: POST {base-uri}/{portfolio-id}/metadata/</text:p>
            <text:p text:style-name="P11"><text:span text:style-name="T7"><text:tab/></text:span>{resource-id}?method=put</text:p>
          </table:table-cell>
        </table:table-row>
        <table:table-row>
          <table:table-cell table:style-name="Table5.A2" office:value-type="string">
            <text:p text:style-name="Table_20_Contents">Delete metadata</text:p>
          </table:table-cell>
          <table:table-cell table:style-name="Table5.B2" office:value-type="string">
            <text:p text:style-name="P11">DELETE {base-uri}/{portfolio-id}/metadata/{resource-id}</text:p>
            <text:p text:style-name="P11">alt: POST {base-uri}/{portfolio-id}/metadata/</text:p>
            <text:p text:style-name="P11"><text:tab/>{resource-id}?method=delete</text:p>
          </table:table-cell>
        </table:table-row>
      </table:table>
      <text:p text:style-name="P4"><text:line-break/>The “alt:” implementations are targeted to clients which don't support PUT or DELETE commands. See also the section “Workaround for missing HTTP methods” above.</text:p>
      <text:h text:style-name="Heading_20_4" text:outline-level="4"><text:span text:style-name="T1">Parameters</text:span><text:line-break/><text:line-break/><text:span text:style-name="T2">TODO description</text:span><text:line-break/><text:line-break/>&amp;ap=id and &amp;amd=prop1,prop2</text:h>
      <text:h text:style-name="P9" text:outline-level="4">Representations</text:h>
      <text:p text:style-name="P13"><text:bookmark text:name="k9qw1"/></text:p>
      <table:table table:name="Table6" table:style-name="Table6">
        <table:table-column table:style-name="Table6.A"/>
        <table:table-column table:style-name="Table6.B"/>
        <table:table-column table:style-name="Table6.C"/>
        <table:table-row>
          <table:table-cell table:style-name="Table6.A1" office:value-type="string">
            <text:p text:style-name="P10">Format</text:p>
          </table:table-cell>
          <table:table-cell table:style-name="Table6.A1" office:value-type="string">
            <text:p text:style-name="P10">MIME type</text:p>
          </table:table-cell>
          <table:table-cell table:style-name="Table6.C1" office:value-type="string">
            <text:p text:style-name="P10">Supported methods</text:p>
          </table:table-cell>
        </table:table-row>
        <table:table-row>
          <table:table-cell table:style-name="Table6.A2" office:value-type="string">
            <text:p text:style-name="Table_20_Contents">JSON</text:p>
          </table:table-cell>
          <table:table-cell table:style-name="Table6.A2" office:value-type="string">
            <text:p text:style-name="P11">application/json</text:p>
          </table:table-cell>
          <table:table-cell table:style-name="Table6.C2" office:value-type="string">
            <text:p text:style-name="Table_20_Contents">GET, POST, PUT</text:p>
          </table:table-cell>
        </table:table-row>
        <table:table-row>
          <table:table-cell table:style-name="Table6.A2" office:value-type="string">
            <text:p text:style-name="Table_20_Contents">RDF</text:p>
          </table:table-cell>
          <table:table-cell table:style-name="Table6.A2" office:value-type="string">
            <text:p text:style-name="P11">application/rdf+xml</text:p>
          </table:table-cell>
          <table:table-cell table:style-name="Table6.C2" office:value-type="string">
            <text:p text:style-name="Table_20_Contents">GET</text:p>
          </table:table-cell>
        </table:table-row>
        <table:table-row>
          <table:table-cell table:style-name="Table6.A2" office:value-type="string">
            <text:p text:style-name="Table_20_Contents">HTML</text:p>
          </table:table-cell>
          <table:table-cell table:style-name="Table6.A2" office:value-type="string">
            <text:p text:style-name="P11">text/html</text:p>
          </table:table-cell>
          <table:table-cell table:style-name="Table6.C2" office:value-type="string">
            <text:p text:style-name="Table_20_Contents">GET</text:p>
          </table:table-cell>
        </table:table-row>
      </table:table>
      <text:h text:style-name="Heading_20_4" text:outline-level="4" text:is-list-header="true"/>
      <text:h text:style-name="P14" text:outline-level="3"><text:bookmark text:name="qzhj3"/><text:change text:change-id="ct152207048"/><text:change text:change-id="ct152206952"/></text:h>
      <table:table table:name="Table7" table:style-name="Table7">
        <table:table-column table:style-name="Table7.A"/>
        <table:table-column table:style-name="Table7.B"/>
        <text:soft-page-break/>
        <table:table-row>
          <table:table-cell table:style-name="Table7.A1" office:value-type="string">
            <text:p text:style-name="P10"><text:change text:change-id="ct152208016"/></text:p>
          </table:table-cell>
          <table:table-cell table:style-name="Table7.B1" office:value-type="string">
            <text:p text:style-name="P10"><text:change text:change-id="ct152207512"/></text:p>
          </table:table-cell>
        </table:table-row>
        <table:table-row>
          <table:table-cell table:style-name="Table7.A2" office:value-type="string">
            <text:p text:style-name="Table_20_Contents"><text:change text:change-id="ct152207344"/></text:p>
          </table:table-cell>
          <table:table-cell table:style-name="Table7.B2" office:value-type="string">
            <text:p text:style-name="P11"><text:change text:change-id="ct151605040"/><text:change text:change-id="ct151604944"/><text:change text:change-id="ct151604848"/></text:p>
          </table:table-cell>
        </table:table-row>
        <table:table-row>
          <table:table-cell table:style-name="Table7.A2" office:value-type="string">
            <text:p text:style-name="Table_20_Contents"><text:change text:change-id="ct151605336"/></text:p>
          </table:table-cell>
          <table:table-cell table:style-name="Table7.B2" office:value-type="string">
            <text:p text:style-name="P11"><text:change text:change-id="ct151605136"/><text:change text:change-id="ct151605528"/></text:p>
          </table:table-cell>
        </table:table-row>
        <table:table-row>
          <table:table-cell table:style-name="Table7.A2" office:value-type="string">
            <text:p text:style-name="Table_20_Contents"><text:change text:change-id="ct151605784"/></text:p>
          </table:table-cell>
          <table:table-cell table:style-name="Table7.B2" office:value-type="string">
            <text:p text:style-name="P11"><text:change text:change-id="ct151606272"/><text:change text:change-id="ct151606176"/><text:change text:change-id="ct151605984"/></text:p>
          </table:table-cell>
        </table:table-row>
        <table:table-row>
          <table:table-cell table:style-name="Table7.A2" office:value-type="string">
            <text:p text:style-name="Table_20_Contents"><text:change text:change-id="ct152208296"/></text:p>
          </table:table-cell>
          <table:table-cell table:style-name="Table7.B2" office:value-type="string">
            <text:p text:style-name="P11"><text:change text:change-id="ct151606368"/></text:p>
          </table:table-cell>
        </table:table-row>
        <table:table-row>
          <table:table-cell table:style-name="Table7.A2" office:value-type="string">
            <text:p text:style-name="Table_20_Contents"><text:change text:change-id="ct153567320"/></text:p>
          </table:table-cell>
          <table:table-cell table:style-name="Table7.B2" office:value-type="string">
            <text:p text:style-name="P11"><text:change text:change-id="ct153567520"/></text:p>
          </table:table-cell>
        </table:table-row>
      </table:table>
      <text:p text:style-name="Standard"><text:change text:change-id="ct153570424"/></text:p>
      <text:h text:style-name="P41" text:outline-level="3">Portfolios</text:h>
      <text:h text:style-name="P15" text:outline-level="4">Content</text:h>
      <text:p text:style-name="P37">TODO</text:p>
      <text:h text:style-name="P15" text:outline-level="4">Resource Interface</text:h>
      <text:p text:style-name="P13"><text:bookmark text:name="qzhj4"/></text:p>
      <table:table table:name="Table9" table:style-name="Table9">
        <table:table-column table:style-name="Table9.A"/>
        <table:table-column table:style-name="Table9.B"/>
        <table:table-row>
          <table:table-cell table:style-name="Table9.A1" office:value-type="string">
            <text:p text:style-name="P10">Operation</text:p>
          </table:table-cell>
          <table:table-cell table:style-name="Table9.B1" office:value-type="string">
            <text:p text:style-name="P10">Method and URI</text:p>
          </table:table-cell>
        </table:table-row>
        <table:table-row>
          <table:table-cell table:style-name="Table9.A2" office:value-type="string">
            <text:p text:style-name="Table_20_Contents">Fetch portfolio metadata</text:p>
          </table:table-cell>
          <table:table-cell table:style-name="Table9.B2" office:value-type="string">
            <text:p text:style-name="P11">GET {base-uri}/{portfolio-id}</text:p>
          </table:table-cell>
        </table:table-row>
        <table:table-row>
          <table:table-cell table:style-name="Table9.A2" office:value-type="string">
            <text:p text:style-name="Table_20_Contents">Modify portfolio metadata</text:p>
          </table:table-cell>
          <table:table-cell table:style-name="Table9.B2" office:value-type="string">
            <text:p text:style-name="P11">PUT {base-uri}/{portfolio-id}</text:p>
            <text:p text:style-name="P11">alt: POST {base-uri}/{portfolio-id}?method=put</text:p>
          </table:table-cell>
        </table:table-row>
        <table:table-row>
          <table:table-cell table:style-name="Table9.A2" office:value-type="string">
            <text:p text:style-name="Table_20_Contents">Create a new portfolio</text:p>
          </table:table-cell>
          <table:table-cell table:style-name="Table9.B2" office:value-type="string">
            <text:p text:style-name="P11">POST {base-uri}</text:p>
          </table:table-cell>
        </table:table-row>
        <table:table-row>
          <table:table-cell table:style-name="Table9.A5" office:value-type="string">
            <text:p text:style-name="Table_20_Contents">Delete a portfolio</text:p>
          </table:table-cell>
          <table:table-cell table:style-name="Table9.B5" office:value-type="string">
            <text:p text:style-name="P11">DELETE {base-uri}/{portfolio-id}</text:p>
            <text:p text:style-name="P11">alt: POST {base-uri}/{portfolio-id}?method=delete</text:p>
          </table:table-cell>
        </table:table-row>
      </table:table>
      <text:p text:style-name="P4"><text:line-break/>The “alt:” implementations are targeted to clients which don't support PUT or DELETE commands. See also the section “Workaround for missing HTTP methods” above.</text:p>
      <text:h text:style-name="P18" text:outline-level="4">Representations<text:bookmark text:name="k9qw3"/></text:h>
      <table:table table:name="Table10" table:style-name="Table10">
        <table:table-column table:style-name="Table10.A"/>
        <table:table-column table:style-name="Table10.B"/>
        <table:table-column table:style-name="Table10.C"/>
        <table:table-row>
          <table:table-cell table:style-name="Table10.A1" office:value-type="string">
            <text:p text:style-name="P10">Format</text:p>
          </table:table-cell>
          <table:table-cell table:style-name="Table10.A1" office:value-type="string">
            <text:p text:style-name="P10">MIME type</text:p>
          </table:table-cell>
          <table:table-cell table:style-name="Table10.C1" office:value-type="string">
            <text:p text:style-name="P10">Supported methods</text:p>
          </table:table-cell>
        </table:table-row>
        <table:table-row>
          <table:table-cell table:style-name="Table10.A2" office:value-type="string">
            <text:p text:style-name="Table_20_Contents">JSON</text:p>
          </table:table-cell>
          <table:table-cell table:style-name="Table10.A2" office:value-type="string">
            <text:p text:style-name="P11">application/json</text:p>
          </table:table-cell>
          <table:table-cell table:style-name="Table10.C2" office:value-type="string">
            <text:p text:style-name="Table_20_Contents">GET, POST, PUT</text:p>
          </table:table-cell>
        </table:table-row>
        <table:table-row>
          <table:table-cell table:style-name="Table10.A2" office:value-type="string">
            <text:p text:style-name="Table_20_Contents">RDF</text:p>
          </table:table-cell>
          <table:table-cell table:style-name="Table10.A2" office:value-type="string">
            <text:p text:style-name="P11">application/rdf+xml</text:p>
          </table:table-cell>
          <table:table-cell table:style-name="Table10.C2" office:value-type="string">
            <text:p text:style-name="Table_20_Contents">GET</text:p>
          </table:table-cell>
        </table:table-row>
        <table:table-row>
          <table:table-cell table:style-name="Table10.A2" office:value-type="string">
            <text:p text:style-name="Table_20_Contents">HTML</text:p>
          </table:table-cell>
          <table:table-cell table:style-name="Table10.A2" office:value-type="string">
            <text:p text:style-name="P11">text/html</text:p>
          </table:table-cell>
          <table:table-cell table:style-name="Table10.C2" office:value-type="string">
            <text:p text:style-name="Table_20_Contents">GET</text:p>
          </table:table-cell>
        </table:table-row>
      </table:table>
      <text:p text:style-name="P4"><text:line-break/></text:p>
      <text:h text:style-name="P41" text:outline-level="3">Portfolio Settings</text:h>
      <text:h text:style-name="P18" text:outline-level="4">Content</text:h>
      <text:list text:style-name="L5">
        <text:list-item>
          <text:p text:style-name="P60">Root folder </text:p>
        </text:list-item>
        <text:list-item>
          <text:p text:style-name="P60">Friends folder </text:p>
        </text:list-item>
        <text:list-item>
          <text:p text:style-name="P60">Language preferences </text:p>
        </text:list-item>
        <text:list-item>
          <text:p text:style-name="P60">Owner resource </text:p>
        </text:list-item>
        <text:list-item>
          <text:p text:style-name="P60">Tag folder </text:p>
        </text:list-item>
        <text:list-item>
          <text:p text:style-name="P60">Skin resource/folder </text:p>
        </text:list-item>
      </text:list>
      <text:h text:style-name="P15" text:outline-level="4">Resource Interface</text:h>
      <text:p text:style-name="P13"><text:bookmark text:name="qzhj5"/></text:p>
      <table:table table:name="Table11" table:style-name="Table11">
        <table:table-column table:style-name="Table11.A"/>
        <table:table-column table:style-name="Table11.B"/>
        <table:table-column table:style-name="Table11.C"/>
        <table:table-row>
          <table:table-cell table:style-name="Table11.A1" office:value-type="string">
            <text:p text:style-name="P10">Operation</text:p>
          </table:table-cell>
          <table:table-cell table:style-name="Table11.A1" office:value-type="string">
            <text:p text:style-name="P10">Method and URI</text:p>
          </table:table-cell>
          <table:table-cell table:style-name="Table11.C1" office:value-type="string">
            <text:p text:style-name="P10">Comment</text:p>
          </table:table-cell>
        </table:table-row>
        <table:table-row>
          <table:table-cell table:style-name="Table11.A2" office:value-type="string">
            <text:p text:style-name="Table_20_Contents">Fetch settings</text:p>
          </table:table-cell>
          <table:table-cell table:style-name="Table11.A2" office:value-type="string">
            <text:p text:style-name="P11">GET {base-uri}/{portfolio-id}/settings</text:p>
          </table:table-cell>
          <table:table-cell table:style-name="Table11.C2" office:value-type="string">
            <text:p text:style-name="Table_20_Contents"/>
          </table:table-cell>
        </table:table-row>
        <table:table-row>
          <table:table-cell table:style-name="Table11.A2" office:value-type="string">
            <text:p text:style-name="Table_20_Contents">Modify settings</text:p>
          </table:table-cell>
          <table:table-cell table:style-name="Table11.A2" office:value-type="string">
            <text:p text:style-name="P11">PUT {base-uri}/{portfolio-id}/settings</text:p>
            <text:p text:style-name="P11">alt: POST {base-uri}/{portfolio-id}/settings?method=put</text:p>
          </table:table-cell>
          <table:table-cell table:style-name="Table11.C2" office:value-type="string">
            <text:p text:style-name="Table_20_Contents"/>
          </table:table-cell>
        </table:table-row>
        <table:table-row>
          <table:table-cell table:style-name="Table11.A2" office:value-type="string">
            <text:p text:style-name="Table_20_Contents">Set settings to default</text:p>
          </table:table-cell>
          <table:table-cell table:style-name="Table11.A2" office:value-type="string">
            <text:p text:style-name="P11">PUT {base-uri}/{portfolio-id}/settings</text:p>
            <text:p text:style-name="P11">alt: POST {base-uri}/{portfolio-id}/settings?method=put</text:p>
          </table:table-cell>
          <table:table-cell table:style-name="Table11.C2" office:value-type="string">
            <text:p text:style-name="Table_20_Contents">Entity-body empty.</text:p>
          </table:table-cell>
        </table:table-row>
      </table:table>
      <text:p text:style-name="P4"><text:line-break/>The “alt:” implementations are targeted to clients which don't support PUT or DELETE commands. See also the section “Workaround for missing HTTP methods” above.</text:p>
      <text:h text:style-name="P28" text:outline-level="4">Representations<text:bookmark text:name="k9qw4"/></text:h>
      <table:table table:name="Table12" table:style-name="Table12">
        <table:table-column table:style-name="Table12.A"/>
        <table:table-column table:style-name="Table12.B"/>
        <table:table-column table:style-name="Table12.C"/>
        <table:table-row>
          <table:table-cell table:style-name="Table12.A1" office:value-type="string">
            <text:p text:style-name="P10">Format</text:p>
          </table:table-cell>
          <table:table-cell table:style-name="Table12.A1" office:value-type="string">
            <text:p text:style-name="P10">MIME type</text:p>
          </table:table-cell>
          <table:table-cell table:style-name="Table12.C1" office:value-type="string">
            <text:p text:style-name="P10">Supported methods</text:p>
          </table:table-cell>
        </table:table-row>
        <table:table-row>
          <table:table-cell table:style-name="Table12.A2" office:value-type="string">
            <text:p text:style-name="Table_20_Contents">JSON</text:p>
          </table:table-cell>
          <table:table-cell table:style-name="Table12.A2" office:value-type="string">
            <text:p text:style-name="P11">application/json</text:p>
          </table:table-cell>
          <table:table-cell table:style-name="Table12.C2" office:value-type="string">
            <text:p text:style-name="Table_20_Contents">GET, POST, PUT</text:p>
          </table:table-cell>
        </table:table-row>
        <table:table-row>
          <table:table-cell table:style-name="Table12.A2" office:value-type="string">
            <text:p text:style-name="Table_20_Contents">RDF</text:p>
          </table:table-cell>
          <table:table-cell table:style-name="Table12.A2" office:value-type="string">
            <text:p text:style-name="P11">application/rdf+xml</text:p>
          </table:table-cell>
          <table:table-cell table:style-name="Table12.C2" office:value-type="string">
            <text:p text:style-name="Table_20_Contents">GET</text:p>
          </table:table-cell>
        </table:table-row>
        <table:table-row>
          <table:table-cell table:style-name="Table12.A2" office:value-type="string">
            <text:p text:style-name="Table_20_Contents">HTML</text:p>
          </table:table-cell>
          <table:table-cell table:style-name="Table12.A2" office:value-type="string">
            <text:p text:style-name="P11">text/html</text:p>
          </table:table-cell>
          <table:table-cell table:style-name="Table12.C2" office:value-type="string">
            <text:p text:style-name="Table_20_Contents">GET</text:p>
          </table:table-cell>
        </table:table-row>
      </table:table>
      <text:p text:style-name="Text_20_body"><text:line-break/></text:p>
      <text:h text:style-name="P41" text:outline-level="3">Links and Bookmarks</text:h>
      <text:p text:style-name="P4"><text:span text:style-name="T3">Bookmarks are external resources, typically webpages, that are only described in a portfolio through metadata and provenance. Resources that are described in portfolio A, e.g. bookmarks, lists, files or whatever, can </text:span><text:change-start text:change-id="ct152866712"/><text:span text:style-name="T3">also </text:span><text:change-end text:change-id="ct152866712"/><text:span text:style-name="T3">be added </text:span><text:change text:change-id="ct152865616"/><text:span text:style-name="T3">as a bookmark in portfolio B </text:span><text:change-start text:change-id="ct152502400"/><text:span text:style-name="T3">just like any other external resource. </text:span><text:change-end text:change-id="ct152502400"/><text:change-start text:change-id="ct152503880"/><text:span text:style-name="T3">Resources in portfolio B can also be added </text:span><text:change-end text:change-id="ct152503880"/><text:change text:change-id="ct152503976"/><text:span text:style-name="T3">as a link in </text:span><text:change text:change-id="ct152233744"/><text:span text:style-name="T3">in portfolio B. If added as a link, there is </text:span><text:change text:change-id="ct152504728"/><text:change-start text:change-id="ct152234496"/><text:span text:style-name="T3">only </text:span><text:change-end text:change-id="ct152234496"/><text:span text:style-name="T3">provenance information in portfolio B</text:span><text:change-start text:change-id="ct152235680"/><text:span text:style-name="T3">. For links provenance information</text:span><text:change-end text:change-id="ct152235680"/><text:change-start text:change-id="ct152757088"/><text:span text:style-name="T3">, in addition to what it usually expresses, also </text:span><text:change-end text:change-id="ct152757088"/><text:change-start text:change-id="ct152757840"/><text:span text:style-name="T3">indicatates where metadata is to be found, in this case in portfolio A</text:span><text:change-end text:change-id="ct152757840"/><text:span text:style-name="T3">.</text:span><text:change text:change-id="ct152194152"/> </text:p>
      <text:p text:style-name="P38">In the JSON expression, this corresponds to a special link indicator, the metadata and provenance is referenced as usual via URIs but in this case they have another base as they refer to another portfolio. The link indicator is provided as a convenience to avoid parsing the URIs to detect that the resource is external to the current portfolio.</text:p>
      <text:p text:style-name="P38">In the RDF expression, a list is expressed as a rdf:Seq pointing to children resources. The child resources are indicated via the resources URIs directly, not the URIs of the corresponding metadata or provenance. The default assumption is that the child resources are described via metadata and provenance in the same portfolio. If this is not the case, it has to be described explicitly by pointing to an intermediate resource where the URIs to the resource is indicated together with URIs to metadata and provenance.</text:p>
      <text:h text:style-name="P5" text:outline-level="2">Query Interfaces</text:h>
      <text:h text:style-name="Heading_20_3" text:outline-level="3">Search</text:h>
      <text:h text:style-name="Heading_20_4" text:outline-level="4">Interface</text:h>
      <text:p text:style-name="Text_20_body">URI: <text:span text:style-name="T7">{base-uri}/search?{query}</text:span></text:p>
      <text:p text:style-name="P33"/>
      <text:p text:style-name="P33">This URI supports GET requests only.</text:p>
      <text:p text:style-name="P33"/>
      <text:p text:style-name="P33">The query-string is contructed out of the freely combinable following parameters:</text:p>
      <text:list text:style-name="L6">
        <text:list-item>
          <text:p text:style-name="P67"><text:span text:style-name="T10">keyword:</text:span> A keyword describing the resource.</text:p>
        </text:list-item>
        <text:list-item>
          <text:p text:style-name="P67"><text:span text:style-name="T10">title:</text:span> The title of a resource.</text:p>
        </text:list-item>
        <text:list-item>
          <text:p text:style-name="P67"><text:span text:style-name="T10">description:</text:span> The description of a resource.</text:p>
        </text:list-item>
        <text:list-item>
          <text:p text:style-name="P67"><text:span text:style-name="T10">createdby:</text:span> The owner of a resource.</text:p>
        </text:list-item>
        <text:list-item>
          <text:p text:style-name="P67"><text:span text:style-name="T10">freetext:</text:span> A text which can appear anywhere in the metadata or metametadata.</text:p>
        </text:list-item>
        <text:list-item>
          <text:p text:style-name="P68"><text:span text:style-name="T10">scope:</text:span> Limits the search to one or more portfolios. The name of a single portfolio or a comma-seperate<text:span text:style-name="T8">d list of portfolios. The search i</text:span>s global if the scope is omitted.</text:p>
        </text:list-item>
        <text:list-item>
          <text:p text:style-name="P68"><text:span text:style-name="T11">lang:</text:span> Language code of the data to be queried. Multiple languages are comma-seperated.</text:p>
        </text:list-item>
      </text:list>
      <text:p text:style-name="P33"/>
      <text:p text:style-name="P33">A question mark (?) can be used for matching a single character, and asterisk (*) for matching several characters (not at the beginning of a string). A tilde (~) at the end of a word matches also similar words.</text:p>
      <text:p text:style-name="P33"/>
      <text:p text:style-name="P33">Example search query:</text:p>
      <text:p text:style-name="P33"/>
      <text:p text:style-name="P32"><text:span text:style-name="T8"><text:tab/></text:span><text:span text:style-name="T10">{base-uri}/search?keyword=paper&amp;createdby=hannes&amp;lang=de,en</text:span></text:p>
      <text:p text:style-name="P34"/>
      <text:h text:style-name="Heading_20_4" text:outline-level="4">Representations</text:h>
      <text:list text:style-name="L7">
        <text:list-item>
          <text:p text:style-name="P56">JSON</text:p>
        </text:list-item>
        <text:list-item>
          <text:p text:style-name="P56">HTML</text:p>
        </text:list-item>
      </text:list>
      <text:h text:style-name="Heading_20_3" text:outline-level="3"><text:change-start text:change-id="ct152776360"/>Harvesting Interfaces<text:change-end text:change-id="ct152776360"/><text:change text:change-id="ct152776456"/></text:h>
      <text:p text:style-name="P47"><text:change-start text:change-id="ct152781128"/>SQI</text:p>
      <text:p text:style-name="P47">OAI/PMH</text:p>
      <text:p text:style-name="P47">FIRE/LRE</text:p>
      <text:p text:style-name="P47"><text:change-end text:change-id="ct152781128"/><text:change-start text:change-id="ct152781320"/></text:p>
      <text:p text:style-name="P47"><text:change-end text:change-id="ct152781320"/>TODO<text:change-start text:change-id="ct152781416"/> description<text:change-end text:change-id="ct152781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Courier New" svg:font-family="'Courier New'"/>
    <style:font-face style:name="StarSymbol" svg:font-family="StarSymbol"/>
    <style:font-face style:name="Times New Roman1" svg:font-family="'Times New Roman'"/>
    <style:font-face style:name="Courier New1"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text-properties style:font-name="Times New Roman1"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left="0cm" fo:margin-right="0cm" fo:margin-top="0.423cm" fo:margin-bottom="0.499cm" fo:text-indent="0cm" style:auto-text-indent="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imes New Roman1" fo:font-size="16pt" fo:font-weight="bold"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ab-stops/>
      </style:paragraph-properties>
      <style:text-properties style:font-name="Times New Roman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style:page-number="auto" style:shadow="none" text:number-lines="true" text:line-number="0">
        <style:tab-stops/>
      </style:paragraph-properties>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Heading_20_6" style:display-name="Heading 6" style:family="paragraph" style:parent-style-name="Heading" style:next-style-name="Text_20_body" style:class="text" style:default-outline-level="6">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cm" fo:margin-bottom="0cm" style:vertical-align="top"/>
      <style:text-properties style:font-name="Times New Roman1" fo:font-size="12pt" style:font-name-asian="Times New Roman1" style:font-size-asian="12pt" style:font-name-complex="Times New Roman1"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style:font-name="Times New Roman1" fo:font-size="12pt" fo:font-style="italic" style:font-name-asian="Times New Roman1" style:font-size-asian="12pt" style:font-name-complex="Times New Roman1" style:font-size-complex="12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Quotations" style:family="paragraph" style:parent-style-name="Standard" style:class="html">
      <style:paragraph-properties fo:margin-left="1cm" fo:margin-right="1cm" fo:margin-top="0.152cm" fo:margin-bottom="0.499cm" fo:text-indent="0cm" style:auto-text-indent="false" fo:padding="0.254cm" fo:border="0.002cm solid #dddddd"/>
    </style:style>
    <style:style style:name="Preformatted_20_Text" style:display-name="Preformatted Text" style:family="paragraph" style:parent-style-name="Standard" style:class="html">
      <style:paragraph-properties fo:margin-top="0.152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7-11-15T11:02:57</meta:creation-date>
    <dc:creator>Hannes Ebner</dc:creator>
    <dc:date>2008-05-14T16:49:42</dc:date>
    <meta:editing-cycles>59</meta:editing-cycles>
    <meta:editing-duration>P1DT3H40M5S</meta:editing-duration>
    <meta:user-defined meta:name="Info 1"/>
    <meta:user-defined meta:name="Info 2"/>
    <meta:user-defined meta:name="Info 3"/>
    <meta:user-defined meta:name="Info 4"/>
    <meta:document-statistic meta:table-count="15" meta:image-count="0" meta:object-count="0" meta:page-count="16" meta:paragraph-count="395" meta:word-count="3334" meta:character-count="20644"/>
  </office:meta>
</office:document-meta>
</file>